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5.046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3" table:default-cell-style-name="Default"/>
        <table:table-row table:style-name="ro1">
          <table:table-cell table:style-name="ce1" office:value-type="string" calcext:value-type="string">
            <text:p>Piano Key Numbe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FULL VALUE</text:p>
          </table:table-cell>
          <table:table-cell table:style-name="ce1" office:value-type="string" calcext:value-type="string">
            <text:p>12BITS</text:p>
          </table:table-cell>
          <table:table-cell table:style-name="ce1" office:value-type="string" calcext:value-type="string">
            <text:p>REG Course (1,3,5)</text:p>
          </table:table-cell>
          <table:table-cell table:style-name="ce1" office:value-type="string" calcext:value-type="string">
            <text:p>Reg Fine (0,2,4)</text:p>
          </table:table-cell>
          <table:table-cell table:style-name="ce1" office:value-type="string" calcext:value-type="string">
            <text:p>AY-CLOCK</text:p>
          </table:table-cell>
          <table:table-cell table:style-name="ce1" office:value-type="float" office:value="1793712" calcext:value-type="float">
            <text:p>1793712</text:p>
          </table:table-cell>
          <table:table-cell table:style-name="ce1" office:value-type="string" calcext:value-type="string">
            <text:p>Hz</text:p>
          </table:table-cell>
          <table:table-cell table:style-name="ce10" table:number-columns-repeated="1637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4" table:formula="of:=440 * POWER(2; ([.A2]-49)/12)" office:value-type="float" office:value="27.5" calcext:value-type="float">
            <text:p>27.50</text:p>
          </table:table-cell>
          <table:table-cell table:style-name="ce4" table:formula="of:=[.$I$1]/(16*[.C2])" office:value-type="float" office:value="4076.61818181818" calcext:value-type="float">
            <text:p>4,076.62</text:p>
          </table:table-cell>
          <table:table-cell table:style-name="ce6" table:formula="of:=DEC2HEX(BITAND([.D2];4095);3)" office:value-type="string" office:string-value="FEC" calcext:value-type="string">
            <text:p>FEC</text:p>
          </table:table-cell>
          <table:table-cell table:style-name="ce6" table:formula="of:=DEC2HEX(BITRSHIFT(BITAND(HEX2DEC([.E2]);3840);8);2)" office:value-type="string" office:string-value="0F" calcext:value-type="string">
            <text:p>0F</text:p>
          </table:table-cell>
          <table:table-cell table:style-name="ce6" table:formula="of:=DEC2HEX(BITAND(HEX2DEC([.E2]);255);2)" office:value-type="string" office:string-value="EC" calcext:value-type="string">
            <text:p>EC</text:p>
          </table:table-cell>
          <table:table-cell/>
          <table:table-cell table:style-name="ce9"/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0#</text:p>
          </table:table-cell>
          <table:table-cell table:style-name="ce5" table:formula="of:=440 * POWER(2; ([.A3]-49)/12)" office:value-type="float" office:value="29.1352350948806" calcext:value-type="float">
            <text:p>29.14</text:p>
          </table:table-cell>
          <table:table-cell table:style-name="ce5" table:formula="of:=[.$I$1]/(16*[.C3])" office:value-type="float" office:value="3847.81518442933" calcext:value-type="float">
            <text:p>3,847.82</text:p>
          </table:table-cell>
          <table:table-cell table:style-name="ce7" table:formula="of:=DEC2HEX(BITAND([.D3];4095);3)" office:value-type="string" office:string-value="F07" calcext:value-type="string">
            <text:p>F07</text:p>
          </table:table-cell>
          <table:table-cell table:formula="of:=DEC2HEX(BITRSHIFT(BITAND(HEX2DEC([.E3]);3840);8);2)" office:value-type="string" office:string-value="0F" calcext:value-type="string">
            <text:p>0F</text:p>
          </table:table-cell>
          <table:table-cell table:formula="of:=DEC2HEX(BITAND(HEX2DEC([.E3]);255);2)" office:value-type="string" office:string-value="07" calcext:value-type="string">
            <text:p>07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table:style-name="ce5" table:formula="of:=440 * POWER(2; ([.A4]-49)/12)" office:value-type="float" office:value="30.8677063285078" calcext:value-type="float">
            <text:p>30.87</text:p>
          </table:table-cell>
          <table:table-cell table:style-name="ce5" table:formula="of:=[.$I$1]/(16*[.C4])" office:value-type="float" office:value="3631.85391252942" calcext:value-type="float">
            <text:p>3,631.85</text:p>
          </table:table-cell>
          <table:table-cell table:style-name="ce7" table:formula="of:=DEC2HEX(BITAND([.D4];4095);3)" office:value-type="string" office:string-value="E2F" calcext:value-type="string">
            <text:p>E2F</text:p>
          </table:table-cell>
          <table:table-cell table:formula="of:=DEC2HEX(BITRSHIFT(BITAND(HEX2DEC([.E4]);3840);8);2)" office:value-type="string" office:string-value="0E" calcext:value-type="string">
            <text:p>0E</text:p>
          </table:table-cell>
          <table:table-cell table:formula="of:=DEC2HEX(BITAND(HEX2DEC([.E4]);255);2)" office:value-type="string" office:string-value="2F" calcext:value-type="string">
            <text:p>2F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1</text:p>
          </table:table-cell>
          <table:table-cell table:style-name="ce5" table:formula="of:=440 * POWER(2; ([.A5]-49)/12)" office:value-type="float" office:value="32.7031956625748" calcext:value-type="float">
            <text:p>32.70</text:p>
          </table:table-cell>
          <table:table-cell table:style-name="ce5" table:formula="of:=[.$I$1]/(16*[.C5])" office:value-type="float" office:value="3428.01361544902" calcext:value-type="float">
            <text:p>3,428.01</text:p>
          </table:table-cell>
          <table:table-cell table:style-name="ce7" table:formula="of:=DEC2HEX(BITAND([.D5];4095);3)" office:value-type="string" office:string-value="D64" calcext:value-type="string">
            <text:p>D64</text:p>
          </table:table-cell>
          <table:table-cell table:formula="of:=DEC2HEX(BITRSHIFT(BITAND(HEX2DEC([.E5]);3840);8);2)" office:value-type="string" office:string-value="0D" calcext:value-type="string">
            <text:p>0D</text:p>
          </table:table-cell>
          <table:table-cell table:formula="of:=DEC2HEX(BITAND(HEX2DEC([.E5]);255);2)" office:value-type="string" office:string-value="64" calcext:value-type="string">
            <text:p>64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1#</text:p>
          </table:table-cell>
          <table:table-cell table:style-name="ce5" table:formula="of:=440 * POWER(2; ([.A6]-49)/12)" office:value-type="float" office:value="34.647828872109" calcext:value-type="float">
            <text:p>34.65</text:p>
          </table:table-cell>
          <table:table-cell table:style-name="ce5" table:formula="of:=[.$I$1]/(16*[.C6])" office:value-type="float" office:value="3235.61399514544" calcext:value-type="float">
            <text:p>3,235.61</text:p>
          </table:table-cell>
          <table:table-cell table:style-name="ce7" table:formula="of:=DEC2HEX(BITAND([.D6];4095);3)" office:value-type="string" office:string-value="CA3" calcext:value-type="string">
            <text:p>CA3</text:p>
          </table:table-cell>
          <table:table-cell table:formula="of:=DEC2HEX(BITRSHIFT(BITAND(HEX2DEC([.E6]);3840);8);2)" office:value-type="string" office:string-value="0C" calcext:value-type="string">
            <text:p>0C</text:p>
          </table:table-cell>
          <table:table-cell table:formula="of:=DEC2HEX(BITAND(HEX2DEC([.E6]);255);2)" office:value-type="string" office:string-value="A3" calcext:value-type="string">
            <text:p>A3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table:style-name="ce5" table:formula="of:=440 * POWER(2; ([.A7]-49)/12)" office:value-type="float" office:value="36.7080959896759" calcext:value-type="float">
            <text:p>36.71</text:p>
          </table:table-cell>
          <table:table-cell table:style-name="ce5" table:formula="of:=[.$I$1]/(16*[.C7])" office:value-type="float" office:value="3054.01293577117" calcext:value-type="float">
            <text:p>3,054.01</text:p>
          </table:table-cell>
          <table:table-cell table:style-name="ce7" table:formula="of:=DEC2HEX(BITAND([.D7];4095);3)" office:value-type="string" office:string-value="BEE" calcext:value-type="string">
            <text:p>BEE</text:p>
          </table:table-cell>
          <table:table-cell table:formula="of:=DEC2HEX(BITRSHIFT(BITAND(HEX2DEC([.E7]);3840);8);2)" office:value-type="string" office:string-value="0B" calcext:value-type="string">
            <text:p>0B</text:p>
          </table:table-cell>
          <table:table-cell table:formula="of:=DEC2HEX(BITAND(HEX2DEC([.E7]);255);2)" office:value-type="string" office:string-value="EE" calcext:value-type="string">
            <text:p>EE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#</text:p>
          </table:table-cell>
          <table:table-cell table:style-name="ce5" table:formula="of:=440 * POWER(2; ([.A8]-49)/12)" office:value-type="float" office:value="38.8908729652601" calcext:value-type="float">
            <text:p>38.89</text:p>
          </table:table-cell>
          <table:table-cell table:style-name="ce5" table:formula="of:=[.$I$1]/(16*[.C8])" office:value-type="float" office:value="2882.60436067201" calcext:value-type="float">
            <text:p>2,882.60</text:p>
          </table:table-cell>
          <table:table-cell table:style-name="ce7" table:formula="of:=DEC2HEX(BITAND([.D8];4095);3)" office:value-type="string" office:string-value="B42" calcext:value-type="string">
            <text:p>B42</text:p>
          </table:table-cell>
          <table:table-cell table:formula="of:=DEC2HEX(BITRSHIFT(BITAND(HEX2DEC([.E8]);3840);8);2)" office:value-type="string" office:string-value="0B" calcext:value-type="string">
            <text:p>0B</text:p>
          </table:table-cell>
          <table:table-cell table:formula="of:=DEC2HEX(BITAND(HEX2DEC([.E8]);255);2)" office:value-type="string" office:string-value="42" calcext:value-type="string">
            <text:p>42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1</text:p>
          </table:table-cell>
          <table:table-cell table:style-name="ce5" table:formula="of:=440 * POWER(2; ([.A9]-49)/12)" office:value-type="float" office:value="41.2034446141088" calcext:value-type="float">
            <text:p>41.20</text:p>
          </table:table-cell>
          <table:table-cell table:style-name="ce5" table:formula="of:=[.$I$1]/(16*[.C9])" office:value-type="float" office:value="2720.81620966255" calcext:value-type="float">
            <text:p>2,720.82</text:p>
          </table:table-cell>
          <table:table-cell table:style-name="ce7" table:formula="of:=DEC2HEX(BITAND([.D9];4095);3)" office:value-type="string" office:string-value="AA0" calcext:value-type="string">
            <text:p>AA0</text:p>
          </table:table-cell>
          <table:table-cell table:formula="of:=DEC2HEX(BITRSHIFT(BITAND(HEX2DEC([.E9]);3840);8);2)" office:value-type="string" office:string-value="0A" calcext:value-type="string">
            <text:p>0A</text:p>
          </table:table-cell>
          <table:table-cell table:formula="of:=DEC2HEX(BITAND(HEX2DEC([.E9]);255);2)" office:value-type="string" office:string-value="A0" calcext:value-type="string">
            <text:p>A0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table:style-name="ce5" table:formula="of:=440 * POWER(2; ([.A10]-49)/12)" office:value-type="float" office:value="43.6535289291255" calcext:value-type="float">
            <text:p>43.65</text:p>
          </table:table-cell>
          <table:table-cell table:style-name="ce5" table:formula="of:=[.$I$1]/(16*[.C10])" office:value-type="float" office:value="2568.10852982845" calcext:value-type="float">
            <text:p>2,568.11</text:p>
          </table:table-cell>
          <table:table-cell table:style-name="ce7" table:formula="of:=DEC2HEX(BITAND([.D10];4095);3)" office:value-type="string" office:string-value="A08" calcext:value-type="string">
            <text:p>A08</text:p>
          </table:table-cell>
          <table:table-cell table:formula="of:=DEC2HEX(BITRSHIFT(BITAND(HEX2DEC([.E10]);3840);8);2)" office:value-type="string" office:string-value="0A" calcext:value-type="string">
            <text:p>0A</text:p>
          </table:table-cell>
          <table:table-cell table:formula="of:=DEC2HEX(BITAND(HEX2DEC([.E10]);255);2)" office:value-type="string" office:string-value="08" calcext:value-type="string">
            <text:p>08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1#</text:p>
          </table:table-cell>
          <table:table-cell table:style-name="ce5" table:formula="of:=440 * POWER(2; ([.A11]-49)/12)" office:value-type="float" office:value="46.2493028389543" calcext:value-type="float">
            <text:p>46.25</text:p>
          </table:table-cell>
          <table:table-cell table:style-name="ce5" table:formula="of:=[.$I$1]/(16*[.C11])" office:value-type="float" office:value="2423.97167348382" calcext:value-type="float">
            <text:p>2,423.97</text:p>
          </table:table-cell>
          <table:table-cell table:style-name="ce7" table:formula="of:=DEC2HEX(BITAND([.D11];4095);3)" office:value-type="string" office:string-value="977" calcext:value-type="string">
            <text:p>977</text:p>
          </table:table-cell>
          <table:table-cell table:formula="of:=DEC2HEX(BITRSHIFT(BITAND(HEX2DEC([.E11]);3840);8);2)" office:value-type="string" office:string-value="09" calcext:value-type="string">
            <text:p>09</text:p>
          </table:table-cell>
          <table:table-cell table:formula="of:=DEC2HEX(BITAND(HEX2DEC([.E11]);255);2)" office:value-type="string" office:string-value="77" calcext:value-type="string">
            <text:p>77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1</text:p>
          </table:table-cell>
          <table:table-cell table:style-name="ce5" table:formula="of:=440 * POWER(2; ([.A12]-49)/12)" office:value-type="float" office:value="48.9994294977187" calcext:value-type="float">
            <text:p>49.00</text:p>
          </table:table-cell>
          <table:table-cell table:style-name="ce5" table:formula="of:=[.$I$1]/(16*[.C12])" office:value-type="float" office:value="2287.92459726943" calcext:value-type="float">
            <text:p>2,287.92</text:p>
          </table:table-cell>
          <table:table-cell table:style-name="ce7" table:formula="of:=DEC2HEX(BITAND([.D12];4095);3)" office:value-type="string" office:string-value="8EF" calcext:value-type="string">
            <text:p>8EF</text:p>
          </table:table-cell>
          <table:table-cell table:formula="of:=DEC2HEX(BITRSHIFT(BITAND(HEX2DEC([.E12]);3840);8);2)" office:value-type="string" office:string-value="08" calcext:value-type="string">
            <text:p>08</text:p>
          </table:table-cell>
          <table:table-cell table:formula="of:=DEC2HEX(BITAND(HEX2DEC([.E12]);255);2)" office:value-type="string" office:string-value="EF" calcext:value-type="string">
            <text:p>EF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1#</text:p>
          </table:table-cell>
          <table:table-cell table:style-name="ce5" table:formula="of:=440 * POWER(2; ([.A13]-49)/12)" office:value-type="float" office:value="51.9130871974931" calcext:value-type="float">
            <text:p>51.91</text:p>
          </table:table-cell>
          <table:table-cell table:style-name="ce5" table:formula="of:=[.$I$1]/(16*[.C13])" office:value-type="float" office:value="2159.51325671523" calcext:value-type="float">
            <text:p>2,159.51</text:p>
          </table:table-cell>
          <table:table-cell table:style-name="ce7" table:formula="of:=DEC2HEX(BITAND([.D13];4095);3)" office:value-type="string" office:string-value="86F" calcext:value-type="string">
            <text:p>86F</text:p>
          </table:table-cell>
          <table:table-cell table:formula="of:=DEC2HEX(BITRSHIFT(BITAND(HEX2DEC([.E13]);3840);8);2)" office:value-type="string" office:string-value="08" calcext:value-type="string">
            <text:p>08</text:p>
          </table:table-cell>
          <table:table-cell table:formula="of:=DEC2HEX(BITAND(HEX2DEC([.E13]);255);2)" office:value-type="string" office:string-value="6F" calcext:value-type="string">
            <text:p>6F</text:p>
          </table:table-cell>
          <table:table-cell table:number-columns-repeated="1637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4" table:formula="of:=440 * POWER(2; ([.A14]-49)/12)" office:value-type="float" office:value="55" calcext:value-type="float">
            <text:p>55.00</text:p>
          </table:table-cell>
          <table:table-cell table:style-name="ce4" table:formula="of:=[.$I$1]/(16*[.C14])" office:value-type="float" office:value="2038.30909090909" calcext:value-type="float">
            <text:p>2,038.31</text:p>
          </table:table-cell>
          <table:table-cell table:style-name="ce6" table:formula="of:=DEC2HEX(BITAND([.D14];4095);3)" office:value-type="string" office:string-value="7F6" calcext:value-type="string">
            <text:p>7F6</text:p>
          </table:table-cell>
          <table:table-cell table:style-name="ce2" table:formula="of:=DEC2HEX(BITRSHIFT(BITAND(HEX2DEC([.E14]);3840);8);2)" office:value-type="string" office:string-value="07" calcext:value-type="string">
            <text:p>07</text:p>
          </table:table-cell>
          <table:table-cell table:style-name="ce2" table:formula="of:=DEC2HEX(BITAND(HEX2DEC([.E14]);255);2)" office:value-type="string" office:string-value="F6" calcext:value-type="string">
            <text:p>F6</text:p>
          </table:table-cell>
          <table:table-cell table:style-name="ce8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1#</text:p>
          </table:table-cell>
          <table:table-cell table:style-name="ce5" table:formula="of:=440 * POWER(2; ([.A15]-49)/12)" office:value-type="float" office:value="58.2704701897612" calcext:value-type="float">
            <text:p>58.27</text:p>
          </table:table-cell>
          <table:table-cell table:style-name="ce5" table:formula="of:=[.$I$1]/(16*[.C15])" office:value-type="float" office:value="1923.90759221467" calcext:value-type="float">
            <text:p>1,923.91</text:p>
          </table:table-cell>
          <table:table-cell table:style-name="ce7" table:formula="of:=DEC2HEX(BITAND([.D15];4095);3)" office:value-type="string" office:string-value="783" calcext:value-type="string">
            <text:p>783</text:p>
          </table:table-cell>
          <table:table-cell table:formula="of:=DEC2HEX(BITRSHIFT(BITAND(HEX2DEC([.E15]);3840);8);2)" office:value-type="string" office:string-value="07" calcext:value-type="string">
            <text:p>07</text:p>
          </table:table-cell>
          <table:table-cell table:formula="of:=DEC2HEX(BITAND(HEX2DEC([.E15]);255);2)" office:value-type="string" office:string-value="83" calcext:value-type="string">
            <text:p>83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table:style-name="ce5" table:formula="of:=440 * POWER(2; ([.A16]-49)/12)" office:value-type="float" office:value="61.7354126570155" calcext:value-type="float">
            <text:p>61.74</text:p>
          </table:table-cell>
          <table:table-cell table:style-name="ce5" table:formula="of:=[.$I$1]/(16*[.C16])" office:value-type="float" office:value="1815.92695626471" calcext:value-type="float">
            <text:p>1,815.93</text:p>
          </table:table-cell>
          <table:table-cell table:style-name="ce7" table:formula="of:=DEC2HEX(BITAND([.D16];4095);3)" office:value-type="string" office:string-value="717" calcext:value-type="string">
            <text:p>717</text:p>
          </table:table-cell>
          <table:table-cell table:formula="of:=DEC2HEX(BITRSHIFT(BITAND(HEX2DEC([.E16]);3840);8);2)" office:value-type="string" office:string-value="07" calcext:value-type="string">
            <text:p>07</text:p>
          </table:table-cell>
          <table:table-cell table:formula="of:=DEC2HEX(BITAND(HEX2DEC([.E16]);255);2)" office:value-type="string" office:string-value="17" calcext:value-type="string">
            <text:p>17</text:p>
          </table:table-cell>
          <table:table-cell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table:style-name="ce5" table:formula="of:=440 * POWER(2; ([.A17]-49)/12)" office:value-type="float" office:value="65.4063913251497" calcext:value-type="float">
            <text:p>65.41</text:p>
          </table:table-cell>
          <table:table-cell table:style-name="ce5" table:formula="of:=[.$I$1]/(16*[.C17])" office:value-type="float" office:value="1714.00680772451" calcext:value-type="float">
            <text:p>1,714.01</text:p>
          </table:table-cell>
          <table:table-cell table:style-name="ce7" table:formula="of:=DEC2HEX(BITAND([.D17];4095);3)" office:value-type="string" office:string-value="6B2" calcext:value-type="string">
            <text:p>6B2</text:p>
          </table:table-cell>
          <table:table-cell table:formula="of:=DEC2HEX(BITRSHIFT(BITAND(HEX2DEC([.E17]);3840);8);2)" office:value-type="string" office:string-value="06" calcext:value-type="string">
            <text:p>06</text:p>
          </table:table-cell>
          <table:table-cell table:formula="of:=DEC2HEX(BITAND(HEX2DEC([.E17]);255);2)" office:value-type="string" office:string-value="B2" calcext:value-type="string">
            <text:p>B2</text:p>
          </table:table-cell>
          <table:table-cell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2#</text:p>
          </table:table-cell>
          <table:table-cell table:style-name="ce5" table:formula="of:=440 * POWER(2; ([.A18]-49)/12)" office:value-type="float" office:value="69.295657744218" calcext:value-type="float">
            <text:p>69.30</text:p>
          </table:table-cell>
          <table:table-cell table:style-name="ce5" table:formula="of:=[.$I$1]/(16*[.C18])" office:value-type="float" office:value="1617.80699757272" calcext:value-type="float">
            <text:p>1,617.81</text:p>
          </table:table-cell>
          <table:table-cell table:style-name="ce7" table:formula="of:=DEC2HEX(BITAND([.D18];4095);3)" office:value-type="string" office:string-value="651" calcext:value-type="string">
            <text:p>651</text:p>
          </table:table-cell>
          <table:table-cell table:formula="of:=DEC2HEX(BITRSHIFT(BITAND(HEX2DEC([.E18]);3840);8);2)" office:value-type="string" office:string-value="06" calcext:value-type="string">
            <text:p>06</text:p>
          </table:table-cell>
          <table:table-cell table:formula="of:=DEC2HEX(BITAND(HEX2DEC([.E18]);255);2)" office:value-type="string" office:string-value="51" calcext:value-type="string">
            <text:p>51</text:p>
          </table:table-cell>
          <table:table-cell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table:style-name="ce5" table:formula="of:=440 * POWER(2; ([.A19]-49)/12)" office:value-type="float" office:value="73.4161919793519" calcext:value-type="float">
            <text:p>73.42</text:p>
          </table:table-cell>
          <table:table-cell table:style-name="ce5" table:formula="of:=[.$I$1]/(16*[.C19])" office:value-type="float" office:value="1527.00646788558" calcext:value-type="float">
            <text:p>1,527.01</text:p>
          </table:table-cell>
          <table:table-cell table:style-name="ce7" table:formula="of:=DEC2HEX(BITAND([.D19];4095);3)" office:value-type="string" office:string-value="5F7" calcext:value-type="string">
            <text:p>5F7</text:p>
          </table:table-cell>
          <table:table-cell table:formula="of:=DEC2HEX(BITRSHIFT(BITAND(HEX2DEC([.E19]);3840);8);2)" office:value-type="string" office:string-value="05" calcext:value-type="string">
            <text:p>05</text:p>
          </table:table-cell>
          <table:table-cell table:formula="of:=DEC2HEX(BITAND(HEX2DEC([.E19]);255);2)" office:value-type="string" office:string-value="F7" calcext:value-type="string">
            <text:p>F7</text:p>
          </table:table-cell>
          <table:table-cell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2#</text:p>
          </table:table-cell>
          <table:table-cell table:style-name="ce5" table:formula="of:=440 * POWER(2; ([.A20]-49)/12)" office:value-type="float" office:value="77.7817459305202" calcext:value-type="float">
            <text:p>77.78</text:p>
          </table:table-cell>
          <table:table-cell table:style-name="ce5" table:formula="of:=[.$I$1]/(16*[.C20])" office:value-type="float" office:value="1441.30218033601" calcext:value-type="float">
            <text:p>1,441.30</text:p>
          </table:table-cell>
          <table:table-cell table:style-name="ce7" table:formula="of:=DEC2HEX(BITAND([.D20];4095);3)" office:value-type="string" office:string-value="5A1" calcext:value-type="string">
            <text:p>5A1</text:p>
          </table:table-cell>
          <table:table-cell table:formula="of:=DEC2HEX(BITRSHIFT(BITAND(HEX2DEC([.E20]);3840);8);2)" office:value-type="string" office:string-value="05" calcext:value-type="string">
            <text:p>05</text:p>
          </table:table-cell>
          <table:table-cell table:formula="of:=DEC2HEX(BITAND(HEX2DEC([.E20]);255);2)" office:value-type="string" office:string-value="A1" calcext:value-type="string">
            <text:p>A1</text:p>
          </table:table-cell>
          <table:table-cell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table:style-name="ce5" table:formula="of:=440 * POWER(2; ([.A21]-49)/12)" office:value-type="float" office:value="82.4068892282175" calcext:value-type="float">
            <text:p>82.41</text:p>
          </table:table-cell>
          <table:table-cell table:style-name="ce5" table:formula="of:=[.$I$1]/(16*[.C21])" office:value-type="float" office:value="1360.40810483127" calcext:value-type="float">
            <text:p>1,360.41</text:p>
          </table:table-cell>
          <table:table-cell table:style-name="ce7" table:formula="of:=DEC2HEX(BITAND([.D21];4095);3)" office:value-type="string" office:string-value="550" calcext:value-type="string">
            <text:p>550</text:p>
          </table:table-cell>
          <table:table-cell table:formula="of:=DEC2HEX(BITRSHIFT(BITAND(HEX2DEC([.E21]);3840);8);2)" office:value-type="string" office:string-value="05" calcext:value-type="string">
            <text:p>05</text:p>
          </table:table-cell>
          <table:table-cell table:formula="of:=DEC2HEX(BITAND(HEX2DEC([.E21]);255);2)" office:value-type="string" office:string-value="50" calcext:value-type="string">
            <text:p>50</text:p>
          </table:table-cell>
          <table:table-cell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table:style-name="ce5" table:formula="of:=440 * POWER(2; ([.A22]-49)/12)" office:value-type="float" office:value="87.307057858251" calcext:value-type="float">
            <text:p>87.31</text:p>
          </table:table-cell>
          <table:table-cell table:style-name="ce5" table:formula="of:=[.$I$1]/(16*[.C22])" office:value-type="float" office:value="1284.05426491422" calcext:value-type="float">
            <text:p>1,284.05</text:p>
          </table:table-cell>
          <table:table-cell table:style-name="ce7" table:formula="of:=DEC2HEX(BITAND([.D22];4095);3)" office:value-type="string" office:string-value="504" calcext:value-type="string">
            <text:p>504</text:p>
          </table:table-cell>
          <table:table-cell table:formula="of:=DEC2HEX(BITRSHIFT(BITAND(HEX2DEC([.E22]);3840);8);2)" office:value-type="string" office:string-value="05" calcext:value-type="string">
            <text:p>05</text:p>
          </table:table-cell>
          <table:table-cell table:formula="of:=DEC2HEX(BITAND(HEX2DEC([.E22]);255);2)" office:value-type="string" office:string-value="04" calcext:value-type="string">
            <text:p>04</text:p>
          </table:table-cell>
          <table:table-cell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2#</text:p>
          </table:table-cell>
          <table:table-cell table:style-name="ce5" table:formula="of:=440 * POWER(2; ([.A23]-49)/12)" office:value-type="float" office:value="92.4986056779086" calcext:value-type="float">
            <text:p>92.50</text:p>
          </table:table-cell>
          <table:table-cell table:style-name="ce5" table:formula="of:=[.$I$1]/(16*[.C23])" office:value-type="float" office:value="1211.98583674191" calcext:value-type="float">
            <text:p>1,211.99</text:p>
          </table:table-cell>
          <table:table-cell table:style-name="ce7" table:formula="of:=DEC2HEX(BITAND([.D23];4095);3)" office:value-type="string" office:string-value="4BB" calcext:value-type="string">
            <text:p>4BB</text:p>
          </table:table-cell>
          <table:table-cell table:formula="of:=DEC2HEX(BITRSHIFT(BITAND(HEX2DEC([.E23]);3840);8);2)" office:value-type="string" office:string-value="04" calcext:value-type="string">
            <text:p>04</text:p>
          </table:table-cell>
          <table:table-cell table:formula="of:=DEC2HEX(BITAND(HEX2DEC([.E23]);255);2)" office:value-type="string" office:string-value="BB" calcext:value-type="string">
            <text:p>BB</text:p>
          </table:table-cell>
          <table:table-cell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table:style-name="ce5" table:formula="of:=440 * POWER(2; ([.A24]-49)/12)" office:value-type="float" office:value="97.9988589954373" calcext:value-type="float">
            <text:p>98.00</text:p>
          </table:table-cell>
          <table:table-cell table:style-name="ce5" table:formula="of:=[.$I$1]/(16*[.C24])" office:value-type="float" office:value="1143.96229863472" calcext:value-type="float">
            <text:p>1,143.96</text:p>
          </table:table-cell>
          <table:table-cell table:style-name="ce7" table:formula="of:=DEC2HEX(BITAND([.D24];4095);3)" office:value-type="string" office:string-value="477" calcext:value-type="string">
            <text:p>477</text:p>
          </table:table-cell>
          <table:table-cell table:formula="of:=DEC2HEX(BITRSHIFT(BITAND(HEX2DEC([.E24]);3840);8);2)" office:value-type="string" office:string-value="04" calcext:value-type="string">
            <text:p>04</text:p>
          </table:table-cell>
          <table:table-cell table:formula="of:=DEC2HEX(BITAND(HEX2DEC([.E24]);255);2)" office:value-type="string" office:string-value="77" calcext:value-type="string">
            <text:p>77</text:p>
          </table:table-cell>
          <table:table-cell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2#</text:p>
          </table:table-cell>
          <table:table-cell table:style-name="ce5" table:formula="of:=440 * POWER(2; ([.A25]-49)/12)" office:value-type="float" office:value="103.826174394986" calcext:value-type="float">
            <text:p>103.83</text:p>
          </table:table-cell>
          <table:table-cell table:style-name="ce5" table:formula="of:=[.$I$1]/(16*[.C25])" office:value-type="float" office:value="1079.75662835761" calcext:value-type="float">
            <text:p>1,079.76</text:p>
          </table:table-cell>
          <table:table-cell table:style-name="ce7" table:formula="of:=DEC2HEX(BITAND([.D25];4095);3)" office:value-type="string" office:string-value="437" calcext:value-type="string">
            <text:p>437</text:p>
          </table:table-cell>
          <table:table-cell table:formula="of:=DEC2HEX(BITRSHIFT(BITAND(HEX2DEC([.E25]);3840);8);2)" office:value-type="string" office:string-value="04" calcext:value-type="string">
            <text:p>04</text:p>
          </table:table-cell>
          <table:table-cell table:formula="of:=DEC2HEX(BITAND(HEX2DEC([.E25]);255);2)" office:value-type="string" office:string-value="37" calcext:value-type="string">
            <text:p>37</text:p>
          </table:table-cell>
          <table:table-cell table:number-columns-repeated="1637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4" table:formula="of:=440 * POWER(2; ([.A26]-49)/12)" office:value-type="float" office:value="110" calcext:value-type="float">
            <text:p>110.00</text:p>
          </table:table-cell>
          <table:table-cell table:style-name="ce4" table:formula="of:=[.$I$1]/(16*[.C26])" office:value-type="float" office:value="1019.15454545455" calcext:value-type="float">
            <text:p>1,019.15</text:p>
          </table:table-cell>
          <table:table-cell table:style-name="ce6" table:formula="of:=DEC2HEX(BITAND([.D26];4095);3)" office:value-type="string" office:string-value="3FB" calcext:value-type="string">
            <text:p>3FB</text:p>
          </table:table-cell>
          <table:table-cell table:style-name="ce2" table:formula="of:=DEC2HEX(BITRSHIFT(BITAND(HEX2DEC([.E26]);3840);8);2)" office:value-type="string" office:string-value="03" calcext:value-type="string">
            <text:p>03</text:p>
          </table:table-cell>
          <table:table-cell table:style-name="ce2" table:formula="of:=DEC2HEX(BITAND(HEX2DEC([.E26]);255);2)" office:value-type="string" office:string-value="FB" calcext:value-type="string">
            <text:p>FB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2#</text:p>
          </table:table-cell>
          <table:table-cell table:style-name="ce5" table:formula="of:=440 * POWER(2; ([.A27]-49)/12)" office:value-type="float" office:value="116.540940379522" calcext:value-type="float">
            <text:p>116.54</text:p>
          </table:table-cell>
          <table:table-cell table:style-name="ce5" table:formula="of:=[.$I$1]/(16*[.C27])" office:value-type="float" office:value="961.953796107333" calcext:value-type="float">
            <text:p>961.95</text:p>
          </table:table-cell>
          <table:table-cell table:style-name="ce7" table:formula="of:=DEC2HEX(BITAND([.D27];4095);3)" office:value-type="string" office:string-value="3C1" calcext:value-type="string">
            <text:p>3C1</text:p>
          </table:table-cell>
          <table:table-cell table:formula="of:=DEC2HEX(BITRSHIFT(BITAND(HEX2DEC([.E27]);3840);8);2)" office:value-type="string" office:string-value="03" calcext:value-type="string">
            <text:p>03</text:p>
          </table:table-cell>
          <table:table-cell table:formula="of:=DEC2HEX(BITAND(HEX2DEC([.E27]);255);2)" office:value-type="string" office:string-value="C1" calcext:value-type="string">
            <text:p>C1</text:p>
          </table:table-cell>
          <table:table-cell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table:style-name="ce5" table:formula="of:=440 * POWER(2; ([.A28]-49)/12)" office:value-type="float" office:value="123.470825314031" calcext:value-type="float">
            <text:p>123.47</text:p>
          </table:table-cell>
          <table:table-cell table:style-name="ce5" table:formula="of:=[.$I$1]/(16*[.C28])" office:value-type="float" office:value="907.963478132355" calcext:value-type="float">
            <text:p>907.96</text:p>
          </table:table-cell>
          <table:table-cell table:style-name="ce7" table:formula="of:=DEC2HEX(BITAND([.D28];4095);3)" office:value-type="string" office:string-value="38B" calcext:value-type="string">
            <text:p>38B</text:p>
          </table:table-cell>
          <table:table-cell table:formula="of:=DEC2HEX(BITRSHIFT(BITAND(HEX2DEC([.E28]);3840);8);2)" office:value-type="string" office:string-value="03" calcext:value-type="string">
            <text:p>03</text:p>
          </table:table-cell>
          <table:table-cell table:formula="of:=DEC2HEX(BITAND(HEX2DEC([.E28]);255);2)" office:value-type="string" office:string-value="8B" calcext:value-type="string">
            <text:p>8B</text:p>
          </table:table-cell>
          <table:table-cell table:number-columns-repeated="1637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table:style-name="ce5" table:formula="of:=440 * POWER(2; ([.A29]-49)/12)" office:value-type="float" office:value="130.812782650299" calcext:value-type="float">
            <text:p>130.81</text:p>
          </table:table-cell>
          <table:table-cell table:style-name="ce5" table:formula="of:=[.$I$1]/(16*[.C29])" office:value-type="float" office:value="857.003403862256" calcext:value-type="float">
            <text:p>857.00</text:p>
          </table:table-cell>
          <table:table-cell table:style-name="ce7" table:formula="of:=DEC2HEX(BITAND([.D29];4095);3)" office:value-type="string" office:string-value="359" calcext:value-type="string">
            <text:p>359</text:p>
          </table:table-cell>
          <table:table-cell table:formula="of:=DEC2HEX(BITRSHIFT(BITAND(HEX2DEC([.E29]);3840);8);2)" office:value-type="string" office:string-value="03" calcext:value-type="string">
            <text:p>03</text:p>
          </table:table-cell>
          <table:table-cell table:formula="of:=DEC2HEX(BITAND(HEX2DEC([.E29]);255);2)" office:value-type="string" office:string-value="59" calcext:value-type="string">
            <text:p>59</text:p>
          </table:table-cell>
          <table:table-cell table:number-columns-repeated="1637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3#</text:p>
          </table:table-cell>
          <table:table-cell table:style-name="ce5" table:formula="of:=440 * POWER(2; ([.A30]-49)/12)" office:value-type="float" office:value="138.591315488436" calcext:value-type="float">
            <text:p>138.59</text:p>
          </table:table-cell>
          <table:table-cell table:style-name="ce5" table:formula="of:=[.$I$1]/(16*[.C30])" office:value-type="float" office:value="808.903498786359" calcext:value-type="float">
            <text:p>808.90</text:p>
          </table:table-cell>
          <table:table-cell table:style-name="ce7" table:formula="of:=DEC2HEX(BITAND([.D30];4095);3)" office:value-type="string" office:string-value="328" calcext:value-type="string">
            <text:p>328</text:p>
          </table:table-cell>
          <table:table-cell table:formula="of:=DEC2HEX(BITRSHIFT(BITAND(HEX2DEC([.E30]);3840);8);2)" office:value-type="string" office:string-value="03" calcext:value-type="string">
            <text:p>03</text:p>
          </table:table-cell>
          <table:table-cell table:formula="of:=DEC2HEX(BITAND(HEX2DEC([.E30]);255);2)" office:value-type="string" office:string-value="28" calcext:value-type="string">
            <text:p>28</text:p>
          </table:table-cell>
          <table:table-cell table:number-columns-repeated="1637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table:style-name="ce5" table:formula="of:=440 * POWER(2; ([.A31]-49)/12)" office:value-type="float" office:value="146.832383958704" calcext:value-type="float">
            <text:p>146.83</text:p>
          </table:table-cell>
          <table:table-cell table:style-name="ce5" table:formula="of:=[.$I$1]/(16*[.C31])" office:value-type="float" office:value="763.503233942791" calcext:value-type="float">
            <text:p>763.50</text:p>
          </table:table-cell>
          <table:table-cell table:style-name="ce7" table:formula="of:=DEC2HEX(BITAND([.D31];4095);3)" office:value-type="string" office:string-value="2FB" calcext:value-type="string">
            <text:p>2FB</text:p>
          </table:table-cell>
          <table:table-cell table:formula="of:=DEC2HEX(BITRSHIFT(BITAND(HEX2DEC([.E31]);3840);8);2)" office:value-type="string" office:string-value="02" calcext:value-type="string">
            <text:p>02</text:p>
          </table:table-cell>
          <table:table-cell table:formula="of:=DEC2HEX(BITAND(HEX2DEC([.E31]);255);2)" office:value-type="string" office:string-value="FB" calcext:value-type="string">
            <text:p>FB</text:p>
          </table:table-cell>
          <table:table-cell table:number-columns-repeated="1637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3#</text:p>
          </table:table-cell>
          <table:table-cell table:style-name="ce5" table:formula="of:=440 * POWER(2; ([.A32]-49)/12)" office:value-type="float" office:value="155.56349186104" calcext:value-type="float">
            <text:p>155.56</text:p>
          </table:table-cell>
          <table:table-cell table:style-name="ce5" table:formula="of:=[.$I$1]/(16*[.C32])" office:value-type="float" office:value="720.651090168003" calcext:value-type="float">
            <text:p>720.65</text:p>
          </table:table-cell>
          <table:table-cell table:style-name="ce7" table:formula="of:=DEC2HEX(BITAND([.D32];4095);3)" office:value-type="string" office:string-value="2D0" calcext:value-type="string">
            <text:p>2D0</text:p>
          </table:table-cell>
          <table:table-cell table:formula="of:=DEC2HEX(BITRSHIFT(BITAND(HEX2DEC([.E32]);3840);8);2)" office:value-type="string" office:string-value="02" calcext:value-type="string">
            <text:p>02</text:p>
          </table:table-cell>
          <table:table-cell table:formula="of:=DEC2HEX(BITAND(HEX2DEC([.E32]);255);2)" office:value-type="string" office:string-value="D0" calcext:value-type="string">
            <text:p>D0</text:p>
          </table:table-cell>
          <table:table-cell table:number-columns-repeated="1637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table:style-name="ce5" table:formula="of:=440 * POWER(2; ([.A33]-49)/12)" office:value-type="float" office:value="164.813778456435" calcext:value-type="float">
            <text:p>164.81</text:p>
          </table:table-cell>
          <table:table-cell table:style-name="ce5" table:formula="of:=[.$I$1]/(16*[.C33])" office:value-type="float" office:value="680.204052415637" calcext:value-type="float">
            <text:p>680.20</text:p>
          </table:table-cell>
          <table:table-cell table:style-name="ce7" table:formula="of:=DEC2HEX(BITAND([.D33];4095);3)" office:value-type="string" office:string-value="2A8" calcext:value-type="string">
            <text:p>2A8</text:p>
          </table:table-cell>
          <table:table-cell table:formula="of:=DEC2HEX(BITRSHIFT(BITAND(HEX2DEC([.E33]);3840);8);2)" office:value-type="string" office:string-value="02" calcext:value-type="string">
            <text:p>02</text:p>
          </table:table-cell>
          <table:table-cell table:formula="of:=DEC2HEX(BITAND(HEX2DEC([.E33]);255);2)" office:value-type="string" office:string-value="A8" calcext:value-type="string">
            <text:p>A8</text:p>
          </table:table-cell>
          <table:table-cell table:number-columns-repeated="1637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table:style-name="ce5" table:formula="of:=440 * POWER(2; ([.A34]-49)/12)" office:value-type="float" office:value="174.614115716502" calcext:value-type="float">
            <text:p>174.61</text:p>
          </table:table-cell>
          <table:table-cell table:style-name="ce5" table:formula="of:=[.$I$1]/(16*[.C34])" office:value-type="float" office:value="642.027132457112" calcext:value-type="float">
            <text:p>642.03</text:p>
          </table:table-cell>
          <table:table-cell table:style-name="ce7" table:formula="of:=DEC2HEX(BITAND([.D34];4095);3)" office:value-type="string" office:string-value="282" calcext:value-type="string">
            <text:p>282</text:p>
          </table:table-cell>
          <table:table-cell table:formula="of:=DEC2HEX(BITRSHIFT(BITAND(HEX2DEC([.E34]);3840);8);2)" office:value-type="string" office:string-value="02" calcext:value-type="string">
            <text:p>02</text:p>
          </table:table-cell>
          <table:table-cell table:formula="of:=DEC2HEX(BITAND(HEX2DEC([.E34]);255);2)" office:value-type="string" office:string-value="82" calcext:value-type="string">
            <text:p>82</text:p>
          </table:table-cell>
          <table:table-cell table:number-columns-repeated="1637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3#</text:p>
          </table:table-cell>
          <table:table-cell table:style-name="ce5" table:formula="of:=440 * POWER(2; ([.A35]-49)/12)" office:value-type="float" office:value="184.997211355817" calcext:value-type="float">
            <text:p>185.00</text:p>
          </table:table-cell>
          <table:table-cell table:style-name="ce5" table:formula="of:=[.$I$1]/(16*[.C35])" office:value-type="float" office:value="605.992918370955" calcext:value-type="float">
            <text:p>605.99</text:p>
          </table:table-cell>
          <table:table-cell table:style-name="ce7" table:formula="of:=DEC2HEX(BITAND([.D35];4095);3)" office:value-type="string" office:string-value="25D" calcext:value-type="string">
            <text:p>25D</text:p>
          </table:table-cell>
          <table:table-cell table:formula="of:=DEC2HEX(BITRSHIFT(BITAND(HEX2DEC([.E35]);3840);8);2)" office:value-type="string" office:string-value="02" calcext:value-type="string">
            <text:p>02</text:p>
          </table:table-cell>
          <table:table-cell table:formula="of:=DEC2HEX(BITAND(HEX2DEC([.E35]);255);2)" office:value-type="string" office:string-value="5D" calcext:value-type="string">
            <text:p>5D</text:p>
          </table:table-cell>
          <table:table-cell table:number-columns-repeated="1637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table:style-name="ce5" table:formula="of:=440 * POWER(2; ([.A36]-49)/12)" office:value-type="float" office:value="195.997717990875" calcext:value-type="float">
            <text:p>196.00</text:p>
          </table:table-cell>
          <table:table-cell table:style-name="ce5" table:formula="of:=[.$I$1]/(16*[.C36])" office:value-type="float" office:value="571.981149317359" calcext:value-type="float">
            <text:p>571.98</text:p>
          </table:table-cell>
          <table:table-cell table:style-name="ce7" table:formula="of:=DEC2HEX(BITAND([.D36];4095);3)" office:value-type="string" office:string-value="23B" calcext:value-type="string">
            <text:p>23B</text:p>
          </table:table-cell>
          <table:table-cell table:formula="of:=DEC2HEX(BITRSHIFT(BITAND(HEX2DEC([.E36]);3840);8);2)" office:value-type="string" office:string-value="02" calcext:value-type="string">
            <text:p>02</text:p>
          </table:table-cell>
          <table:table-cell table:formula="of:=DEC2HEX(BITAND(HEX2DEC([.E36]);255);2)" office:value-type="string" office:string-value="3B" calcext:value-type="string">
            <text:p>3B</text:p>
          </table:table-cell>
          <table:table-cell table:number-columns-repeated="1637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3#</text:p>
          </table:table-cell>
          <table:table-cell table:style-name="ce5" table:formula="of:=440 * POWER(2; ([.A37]-49)/12)" office:value-type="float" office:value="207.652348789973" calcext:value-type="float">
            <text:p>207.65</text:p>
          </table:table-cell>
          <table:table-cell table:style-name="ce5" table:formula="of:=[.$I$1]/(16*[.C37])" office:value-type="float" office:value="539.878314178807" calcext:value-type="float">
            <text:p>539.88</text:p>
          </table:table-cell>
          <table:table-cell table:style-name="ce7" table:formula="of:=DEC2HEX(BITAND([.D37];4095);3)" office:value-type="string" office:string-value="21B" calcext:value-type="string">
            <text:p>21B</text:p>
          </table:table-cell>
          <table:table-cell table:formula="of:=DEC2HEX(BITRSHIFT(BITAND(HEX2DEC([.E37]);3840);8);2)" office:value-type="string" office:string-value="02" calcext:value-type="string">
            <text:p>02</text:p>
          </table:table-cell>
          <table:table-cell table:formula="of:=DEC2HEX(BITAND(HEX2DEC([.E37]);255);2)" office:value-type="string" office:string-value="1B" calcext:value-type="string">
            <text:p>1B</text:p>
          </table:table-cell>
          <table:table-cell table:number-columns-repeated="1637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4" table:formula="of:=440 * POWER(2; ([.A38]-49)/12)" office:value-type="float" office:value="220" calcext:value-type="float">
            <text:p>220.00</text:p>
          </table:table-cell>
          <table:table-cell table:style-name="ce4" table:formula="of:=[.$I$1]/(16*[.C38])" office:value-type="float" office:value="509.577272727273" calcext:value-type="float">
            <text:p>509.58</text:p>
          </table:table-cell>
          <table:table-cell table:style-name="ce6" table:formula="of:=DEC2HEX(BITAND([.D38];4095);3)" office:value-type="string" office:string-value="1FD" calcext:value-type="string">
            <text:p>1FD</text:p>
          </table:table-cell>
          <table:table-cell table:style-name="ce2" table:formula="of:=DEC2HEX(BITRSHIFT(BITAND(HEX2DEC([.E38]);3840);8);2)" office:value-type="string" office:string-value="01" calcext:value-type="string">
            <text:p>01</text:p>
          </table:table-cell>
          <table:table-cell table:style-name="ce2" table:formula="of:=DEC2HEX(BITAND(HEX2DEC([.E38]);255);2)" office:value-type="string" office:string-value="FD" calcext:value-type="string">
            <text:p>FD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3#</text:p>
          </table:table-cell>
          <table:table-cell table:style-name="ce5" table:formula="of:=440 * POWER(2; ([.A39]-49)/12)" office:value-type="float" office:value="233.081880759045" calcext:value-type="float">
            <text:p>233.08</text:p>
          </table:table-cell>
          <table:table-cell table:style-name="ce5" table:formula="of:=[.$I$1]/(16*[.C39])" office:value-type="float" office:value="480.976898053666" calcext:value-type="float">
            <text:p>480.98</text:p>
          </table:table-cell>
          <table:table-cell table:style-name="ce7" table:formula="of:=DEC2HEX(BITAND([.D39];4095);3)" office:value-type="string" office:string-value="1E0" calcext:value-type="string">
            <text:p>1E0</text:p>
          </table:table-cell>
          <table:table-cell table:formula="of:=DEC2HEX(BITRSHIFT(BITAND(HEX2DEC([.E39]);3840);8);2)" office:value-type="string" office:string-value="01" calcext:value-type="string">
            <text:p>01</text:p>
          </table:table-cell>
          <table:table-cell table:formula="of:=DEC2HEX(BITAND(HEX2DEC([.E39]);255);2)" office:value-type="string" office:string-value="E0" calcext:value-type="string">
            <text:p>E0</text:p>
          </table:table-cell>
          <table:table-cell table:number-columns-repeated="1637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table:style-name="ce5" table:formula="of:=440 * POWER(2; ([.A40]-49)/12)" office:value-type="float" office:value="246.941650628062" calcext:value-type="float">
            <text:p>246.94</text:p>
          </table:table-cell>
          <table:table-cell table:style-name="ce5" table:formula="of:=[.$I$1]/(16*[.C40])" office:value-type="float" office:value="453.981739066177" calcext:value-type="float">
            <text:p>453.98</text:p>
          </table:table-cell>
          <table:table-cell table:style-name="ce7" table:formula="of:=DEC2HEX(BITAND([.D40];4095);3)" office:value-type="string" office:string-value="1C5" calcext:value-type="string">
            <text:p>1C5</text:p>
          </table:table-cell>
          <table:table-cell table:formula="of:=DEC2HEX(BITRSHIFT(BITAND(HEX2DEC([.E40]);3840);8);2)" office:value-type="string" office:string-value="01" calcext:value-type="string">
            <text:p>01</text:p>
          </table:table-cell>
          <table:table-cell table:formula="of:=DEC2HEX(BITAND(HEX2DEC([.E40]);255);2)" office:value-type="string" office:string-value="C5" calcext:value-type="string">
            <text:p>C5</text:p>
          </table:table-cell>
          <table:table-cell table:number-columns-repeated="1637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4</text:p>
          </table:table-cell>
          <table:table-cell table:style-name="ce5" table:formula="of:=440 * POWER(2; ([.A41]-49)/12)" office:value-type="float" office:value="261.625565300599" calcext:value-type="float">
            <text:p>261.63</text:p>
          </table:table-cell>
          <table:table-cell table:style-name="ce5" table:formula="of:=[.$I$1]/(16*[.C41])" office:value-type="float" office:value="428.501701931128" calcext:value-type="float">
            <text:p>428.50</text:p>
          </table:table-cell>
          <table:table-cell table:style-name="ce7" table:formula="of:=DEC2HEX(BITAND([.D41];4095);3)" office:value-type="string" office:string-value="1AC" calcext:value-type="string">
            <text:p>1AC</text:p>
          </table:table-cell>
          <table:table-cell table:formula="of:=DEC2HEX(BITRSHIFT(BITAND(HEX2DEC([.E41]);3840);8);2)" office:value-type="string" office:string-value="01" calcext:value-type="string">
            <text:p>01</text:p>
          </table:table-cell>
          <table:table-cell table:formula="of:=DEC2HEX(BITAND(HEX2DEC([.E41]);255);2)" office:value-type="string" office:string-value="AC" calcext:value-type="string">
            <text:p>AC</text:p>
          </table:table-cell>
          <table:table-cell table:number-columns-repeated="1637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4#</text:p>
          </table:table-cell>
          <table:table-cell table:style-name="ce5" table:formula="of:=440 * POWER(2; ([.A42]-49)/12)" office:value-type="float" office:value="277.182630976872" calcext:value-type="float">
            <text:p>277.18</text:p>
          </table:table-cell>
          <table:table-cell table:style-name="ce5" table:formula="of:=[.$I$1]/(16*[.C42])" office:value-type="float" office:value="404.451749393179" calcext:value-type="float">
            <text:p>404.45</text:p>
          </table:table-cell>
          <table:table-cell table:style-name="ce7" table:formula="of:=DEC2HEX(BITAND([.D42];4095);3)" office:value-type="string" office:string-value="194" calcext:value-type="string">
            <text:p>194</text:p>
          </table:table-cell>
          <table:table-cell table:formula="of:=DEC2HEX(BITRSHIFT(BITAND(HEX2DEC([.E42]);3840);8);2)" office:value-type="string" office:string-value="01" calcext:value-type="string">
            <text:p>01</text:p>
          </table:table-cell>
          <table:table-cell table:formula="of:=DEC2HEX(BITAND(HEX2DEC([.E42]);255);2)" office:value-type="string" office:string-value="94" calcext:value-type="string">
            <text:p>94</text:p>
          </table:table-cell>
          <table:table-cell table:number-columns-repeated="1637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table:style-name="ce5" table:formula="of:=440 * POWER(2; ([.A43]-49)/12)" office:value-type="float" office:value="293.664767917408" calcext:value-type="float">
            <text:p>293.66</text:p>
          </table:table-cell>
          <table:table-cell table:style-name="ce5" table:formula="of:=[.$I$1]/(16*[.C43])" office:value-type="float" office:value="381.751616971396" calcext:value-type="float">
            <text:p>381.75</text:p>
          </table:table-cell>
          <table:table-cell table:style-name="ce7" table:formula="of:=DEC2HEX(BITAND([.D43];4095);3)" office:value-type="string" office:string-value="17D" calcext:value-type="string">
            <text:p>17D</text:p>
          </table:table-cell>
          <table:table-cell table:formula="of:=DEC2HEX(BITRSHIFT(BITAND(HEX2DEC([.E43]);3840);8);2)" office:value-type="string" office:string-value="01" calcext:value-type="string">
            <text:p>01</text:p>
          </table:table-cell>
          <table:table-cell table:formula="of:=DEC2HEX(BITAND(HEX2DEC([.E43]);255);2)" office:value-type="string" office:string-value="7D" calcext:value-type="string">
            <text:p>7D</text:p>
          </table:table-cell>
          <table:table-cell table:number-columns-repeated="1637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4#</text:p>
          </table:table-cell>
          <table:table-cell table:style-name="ce5" table:formula="of:=440 * POWER(2; ([.A44]-49)/12)" office:value-type="float" office:value="311.126983722081" calcext:value-type="float">
            <text:p>311.13</text:p>
          </table:table-cell>
          <table:table-cell table:style-name="ce5" table:formula="of:=[.$I$1]/(16*[.C44])" office:value-type="float" office:value="360.325545084001" calcext:value-type="float">
            <text:p>360.33</text:p>
          </table:table-cell>
          <table:table-cell table:style-name="ce7" table:formula="of:=DEC2HEX(BITAND([.D44];4095);3)" office:value-type="string" office:string-value="168" calcext:value-type="string">
            <text:p>168</text:p>
          </table:table-cell>
          <table:table-cell table:formula="of:=DEC2HEX(BITRSHIFT(BITAND(HEX2DEC([.E44]);3840);8);2)" office:value-type="string" office:string-value="01" calcext:value-type="string">
            <text:p>01</text:p>
          </table:table-cell>
          <table:table-cell table:formula="of:=DEC2HEX(BITAND(HEX2DEC([.E44]);255);2)" office:value-type="string" office:string-value="68" calcext:value-type="string">
            <text:p>68</text:p>
          </table:table-cell>
          <table:table-cell table:number-columns-repeated="1637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table:style-name="ce5" table:formula="of:=440 * POWER(2; ([.A45]-49)/12)" office:value-type="float" office:value="329.62755691287" calcext:value-type="float">
            <text:p>329.63</text:p>
          </table:table-cell>
          <table:table-cell table:style-name="ce5" table:formula="of:=[.$I$1]/(16*[.C45])" office:value-type="float" office:value="340.102026207818" calcext:value-type="float">
            <text:p>340.10</text:p>
          </table:table-cell>
          <table:table-cell table:style-name="ce7" table:formula="of:=DEC2HEX(BITAND([.D45];4095);3)" office:value-type="string" office:string-value="154" calcext:value-type="string">
            <text:p>154</text:p>
          </table:table-cell>
          <table:table-cell table:formula="of:=DEC2HEX(BITRSHIFT(BITAND(HEX2DEC([.E45]);3840);8);2)" office:value-type="string" office:string-value="01" calcext:value-type="string">
            <text:p>01</text:p>
          </table:table-cell>
          <table:table-cell table:formula="of:=DEC2HEX(BITAND(HEX2DEC([.E45]);255);2)" office:value-type="string" office:string-value="54" calcext:value-type="string">
            <text:p>54</text:p>
          </table:table-cell>
          <table:table-cell table:number-columns-repeated="1637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table:style-name="ce5" table:formula="of:=440 * POWER(2; ([.A46]-49)/12)" office:value-type="float" office:value="349.228231433004" calcext:value-type="float">
            <text:p>349.23</text:p>
          </table:table-cell>
          <table:table-cell table:style-name="ce5" table:formula="of:=[.$I$1]/(16*[.C46])" office:value-type="float" office:value="321.013566228556" calcext:value-type="float">
            <text:p>321.01</text:p>
          </table:table-cell>
          <table:table-cell table:style-name="ce7" table:formula="of:=DEC2HEX(BITAND([.D46];4095);3)" office:value-type="string" office:string-value="141" calcext:value-type="string">
            <text:p>141</text:p>
          </table:table-cell>
          <table:table-cell table:formula="of:=DEC2HEX(BITRSHIFT(BITAND(HEX2DEC([.E46]);3840);8);2)" office:value-type="string" office:string-value="01" calcext:value-type="string">
            <text:p>01</text:p>
          </table:table-cell>
          <table:table-cell table:formula="of:=DEC2HEX(BITAND(HEX2DEC([.E46]);255);2)" office:value-type="string" office:string-value="41" calcext:value-type="string">
            <text:p>41</text:p>
          </table:table-cell>
          <table:table-cell table:number-columns-repeated="1637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4#</text:p>
          </table:table-cell>
          <table:table-cell table:style-name="ce5" table:formula="of:=440 * POWER(2; ([.A47]-49)/12)" office:value-type="float" office:value="369.994422711634" calcext:value-type="float">
            <text:p>369.99</text:p>
          </table:table-cell>
          <table:table-cell table:style-name="ce5" table:formula="of:=[.$I$1]/(16*[.C47])" office:value-type="float" office:value="302.996459185477" calcext:value-type="float">
            <text:p>303.00</text:p>
          </table:table-cell>
          <table:table-cell table:style-name="ce7" table:formula="of:=DEC2HEX(BITAND([.D47];4095);3)" office:value-type="string" office:string-value="12E" calcext:value-type="string">
            <text:p>12E</text:p>
          </table:table-cell>
          <table:table-cell table:formula="of:=DEC2HEX(BITRSHIFT(BITAND(HEX2DEC([.E47]);3840);8);2)" office:value-type="string" office:string-value="01" calcext:value-type="string">
            <text:p>01</text:p>
          </table:table-cell>
          <table:table-cell table:formula="of:=DEC2HEX(BITAND(HEX2DEC([.E47]);255);2)" office:value-type="string" office:string-value="2E" calcext:value-type="string">
            <text:p>2E</text:p>
          </table:table-cell>
          <table:table-cell table:number-columns-repeated="1637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table:style-name="ce5" table:formula="of:=440 * POWER(2; ([.A48]-49)/12)" office:value-type="float" office:value="391.995435981749" calcext:value-type="float">
            <text:p>392.00</text:p>
          </table:table-cell>
          <table:table-cell table:style-name="ce5" table:formula="of:=[.$I$1]/(16*[.C48])" office:value-type="float" office:value="285.990574658679" calcext:value-type="float">
            <text:p>285.99</text:p>
          </table:table-cell>
          <table:table-cell table:style-name="ce7" table:formula="of:=DEC2HEX(BITAND([.D48];4095);3)" office:value-type="string" office:string-value="11D" calcext:value-type="string">
            <text:p>11D</text:p>
          </table:table-cell>
          <table:table-cell table:formula="of:=DEC2HEX(BITRSHIFT(BITAND(HEX2DEC([.E48]);3840);8);2)" office:value-type="string" office:string-value="01" calcext:value-type="string">
            <text:p>01</text:p>
          </table:table-cell>
          <table:table-cell table:formula="of:=DEC2HEX(BITAND(HEX2DEC([.E48]);255);2)" office:value-type="string" office:string-value="1D" calcext:value-type="string">
            <text:p>1D</text:p>
          </table:table-cell>
          <table:table-cell table:number-columns-repeated="1637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G4#</text:p>
          </table:table-cell>
          <table:table-cell table:style-name="ce5" table:formula="of:=440 * POWER(2; ([.A49]-49)/12)" office:value-type="float" office:value="415.304697579945" calcext:value-type="float">
            <text:p>415.30</text:p>
          </table:table-cell>
          <table:table-cell table:style-name="ce5" table:formula="of:=[.$I$1]/(16*[.C49])" office:value-type="float" office:value="269.939157089403" calcext:value-type="float">
            <text:p>269.94</text:p>
          </table:table-cell>
          <table:table-cell table:style-name="ce7" table:formula="of:=DEC2HEX(BITAND([.D49];4095);3)" office:value-type="string" office:string-value="10D" calcext:value-type="string">
            <text:p>10D</text:p>
          </table:table-cell>
          <table:table-cell table:formula="of:=DEC2HEX(BITRSHIFT(BITAND(HEX2DEC([.E49]);3840);8);2)" office:value-type="string" office:string-value="01" calcext:value-type="string">
            <text:p>01</text:p>
          </table:table-cell>
          <table:table-cell table:formula="of:=DEC2HEX(BITAND(HEX2DEC([.E49]);255);2)" office:value-type="string" office:string-value="0D" calcext:value-type="string">
            <text:p>0D</text:p>
          </table:table-cell>
          <table:table-cell table:number-columns-repeated="1637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4" table:formula="of:=440 * POWER(2; ([.A50]-49)/12)" office:value-type="float" office:value="440" calcext:value-type="float">
            <text:p>440.00</text:p>
          </table:table-cell>
          <table:table-cell table:style-name="ce4" table:formula="of:=[.$I$1]/(16*[.C50])" office:value-type="float" office:value="254.788636363636" calcext:value-type="float">
            <text:p>254.79</text:p>
          </table:table-cell>
          <table:table-cell table:style-name="ce6" table:formula="of:=DEC2HEX(BITAND([.D50];4095);3)" office:value-type="string" office:string-value="0FE" calcext:value-type="string">
            <text:p>0FE</text:p>
          </table:table-cell>
          <table:table-cell table:style-name="ce2" table:formula="of:=DEC2HEX(BITRSHIFT(BITAND(HEX2DEC([.E50]);3840);8);2)" office:value-type="string" office:string-value="00" calcext:value-type="string">
            <text:p>00</text:p>
          </table:table-cell>
          <table:table-cell table:style-name="ce2" table:formula="of:=DEC2HEX(BITAND(HEX2DEC([.E50]);255);2)" office:value-type="string" office:string-value="FE" calcext:value-type="string">
            <text:p>FE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4#</text:p>
          </table:table-cell>
          <table:table-cell table:style-name="ce5" table:formula="of:=440 * POWER(2; ([.A51]-49)/12)" office:value-type="float" office:value="466.16376151809" calcext:value-type="float">
            <text:p>466.16</text:p>
          </table:table-cell>
          <table:table-cell table:style-name="ce5" table:formula="of:=[.$I$1]/(16*[.C51])" office:value-type="float" office:value="240.488449026833" calcext:value-type="float">
            <text:p>240.49</text:p>
          </table:table-cell>
          <table:table-cell table:style-name="ce7" table:formula="of:=DEC2HEX(BITAND([.D51];4095);3)" office:value-type="string" office:string-value="0F0" calcext:value-type="string">
            <text:p>0F0</text:p>
          </table:table-cell>
          <table:table-cell table:formula="of:=DEC2HEX(BITRSHIFT(BITAND(HEX2DEC([.E51]);3840);8);2)" office:value-type="string" office:string-value="00" calcext:value-type="string">
            <text:p>00</text:p>
          </table:table-cell>
          <table:table-cell table:formula="of:=DEC2HEX(BITAND(HEX2DEC([.E51]);255);2)" office:value-type="string" office:string-value="F0" calcext:value-type="string">
            <text:p>F0</text:p>
          </table:table-cell>
          <table:table-cell table:number-columns-repeated="1637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table:style-name="ce5" table:formula="of:=440 * POWER(2; ([.A52]-49)/12)" office:value-type="float" office:value="493.883301256124" calcext:value-type="float">
            <text:p>493.88</text:p>
          </table:table-cell>
          <table:table-cell table:style-name="ce5" table:formula="of:=[.$I$1]/(16*[.C52])" office:value-type="float" office:value="226.990869533089" calcext:value-type="float">
            <text:p>226.99</text:p>
          </table:table-cell>
          <table:table-cell table:style-name="ce7" table:formula="of:=DEC2HEX(BITAND([.D52];4095);3)" office:value-type="string" office:string-value="0E2" calcext:value-type="string">
            <text:p>0E2</text:p>
          </table:table-cell>
          <table:table-cell table:formula="of:=DEC2HEX(BITRSHIFT(BITAND(HEX2DEC([.E52]);3840);8);2)" office:value-type="string" office:string-value="00" calcext:value-type="string">
            <text:p>00</text:p>
          </table:table-cell>
          <table:table-cell table:formula="of:=DEC2HEX(BITAND(HEX2DEC([.E52]);255);2)" office:value-type="string" office:string-value="E2" calcext:value-type="string">
            <text:p>E2</text:p>
          </table:table-cell>
          <table:table-cell table:number-columns-repeated="1637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table:style-name="ce5" table:formula="of:=440 * POWER(2; ([.A53]-49)/12)" office:value-type="float" office:value="523.251130601197" calcext:value-type="float">
            <text:p>523.25</text:p>
          </table:table-cell>
          <table:table-cell table:style-name="ce5" table:formula="of:=[.$I$1]/(16*[.C53])" office:value-type="float" office:value="214.250850965564" calcext:value-type="float">
            <text:p>214.25</text:p>
          </table:table-cell>
          <table:table-cell table:style-name="ce7" table:formula="of:=DEC2HEX(BITAND([.D53];4095);3)" office:value-type="string" office:string-value="0D6" calcext:value-type="string">
            <text:p>0D6</text:p>
          </table:table-cell>
          <table:table-cell table:formula="of:=DEC2HEX(BITRSHIFT(BITAND(HEX2DEC([.E53]);3840);8);2)" office:value-type="string" office:string-value="00" calcext:value-type="string">
            <text:p>00</text:p>
          </table:table-cell>
          <table:table-cell table:formula="of:=DEC2HEX(BITAND(HEX2DEC([.E53]);255);2)" office:value-type="string" office:string-value="D6" calcext:value-type="string">
            <text:p>D6</text:p>
          </table:table-cell>
          <table:table-cell table:number-columns-repeated="1637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5#</text:p>
          </table:table-cell>
          <table:table-cell table:style-name="ce5" table:formula="of:=440 * POWER(2; ([.A54]-49)/12)" office:value-type="float" office:value="554.365261953744" calcext:value-type="float">
            <text:p>554.37</text:p>
          </table:table-cell>
          <table:table-cell table:style-name="ce5" table:formula="of:=[.$I$1]/(16*[.C54])" office:value-type="float" office:value="202.22587469659" calcext:value-type="float">
            <text:p>202.23</text:p>
          </table:table-cell>
          <table:table-cell table:style-name="ce7" table:formula="of:=DEC2HEX(BITAND([.D54];4095);3)" office:value-type="string" office:string-value="0CA" calcext:value-type="string">
            <text:p>0CA</text:p>
          </table:table-cell>
          <table:table-cell table:formula="of:=DEC2HEX(BITRSHIFT(BITAND(HEX2DEC([.E54]);3840);8);2)" office:value-type="string" office:string-value="00" calcext:value-type="string">
            <text:p>00</text:p>
          </table:table-cell>
          <table:table-cell table:formula="of:=DEC2HEX(BITAND(HEX2DEC([.E54]);255);2)" office:value-type="string" office:string-value="CA" calcext:value-type="string">
            <text:p>CA</text:p>
          </table:table-cell>
          <table:table-cell table:number-columns-repeated="1637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table:style-name="ce5" table:formula="of:=440 * POWER(2; ([.A55]-49)/12)" office:value-type="float" office:value="587.329535834815" calcext:value-type="float">
            <text:p>587.33</text:p>
          </table:table-cell>
          <table:table-cell table:style-name="ce5" table:formula="of:=[.$I$1]/(16*[.C55])" office:value-type="float" office:value="190.875808485698" calcext:value-type="float">
            <text:p>190.88</text:p>
          </table:table-cell>
          <table:table-cell table:style-name="ce7" table:formula="of:=DEC2HEX(BITAND([.D55];4095);3)" office:value-type="string" office:string-value="0BE" calcext:value-type="string">
            <text:p>0BE</text:p>
          </table:table-cell>
          <table:table-cell table:formula="of:=DEC2HEX(BITRSHIFT(BITAND(HEX2DEC([.E55]);3840);8);2)" office:value-type="string" office:string-value="00" calcext:value-type="string">
            <text:p>00</text:p>
          </table:table-cell>
          <table:table-cell table:formula="of:=DEC2HEX(BITAND(HEX2DEC([.E55]);255);2)" office:value-type="string" office:string-value="BE" calcext:value-type="string">
            <text:p>BE</text:p>
          </table:table-cell>
          <table:table-cell table:number-columns-repeated="1637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5#</text:p>
          </table:table-cell>
          <table:table-cell table:style-name="ce5" table:formula="of:=440 * POWER(2; ([.A56]-49)/12)" office:value-type="float" office:value="622.253967444162" calcext:value-type="float">
            <text:p>622.25</text:p>
          </table:table-cell>
          <table:table-cell table:style-name="ce5" table:formula="of:=[.$I$1]/(16*[.C56])" office:value-type="float" office:value="180.162772542001" calcext:value-type="float">
            <text:p>180.16</text:p>
          </table:table-cell>
          <table:table-cell table:style-name="ce7" table:formula="of:=DEC2HEX(BITAND([.D56];4095);3)" office:value-type="string" office:string-value="0B4" calcext:value-type="string">
            <text:p>0B4</text:p>
          </table:table-cell>
          <table:table-cell table:formula="of:=DEC2HEX(BITRSHIFT(BITAND(HEX2DEC([.E56]);3840);8);2)" office:value-type="string" office:string-value="00" calcext:value-type="string">
            <text:p>00</text:p>
          </table:table-cell>
          <table:table-cell table:formula="of:=DEC2HEX(BITAND(HEX2DEC([.E56]);255);2)" office:value-type="string" office:string-value="B4" calcext:value-type="string">
            <text:p>B4</text:p>
          </table:table-cell>
          <table:table-cell table:number-columns-repeated="1637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table:style-name="ce5" table:formula="of:=440 * POWER(2; ([.A57]-49)/12)" office:value-type="float" office:value="659.25511382574" calcext:value-type="float">
            <text:p>659.26</text:p>
          </table:table-cell>
          <table:table-cell table:style-name="ce5" table:formula="of:=[.$I$1]/(16*[.C57])" office:value-type="float" office:value="170.051013103909" calcext:value-type="float">
            <text:p>170.05</text:p>
          </table:table-cell>
          <table:table-cell table:style-name="ce7" table:formula="of:=DEC2HEX(BITAND([.D57];4095);3)" office:value-type="string" office:string-value="0AA" calcext:value-type="string">
            <text:p>0AA</text:p>
          </table:table-cell>
          <table:table-cell table:formula="of:=DEC2HEX(BITRSHIFT(BITAND(HEX2DEC([.E57]);3840);8);2)" office:value-type="string" office:string-value="00" calcext:value-type="string">
            <text:p>00</text:p>
          </table:table-cell>
          <table:table-cell table:formula="of:=DEC2HEX(BITAND(HEX2DEC([.E57]);255);2)" office:value-type="string" office:string-value="AA" calcext:value-type="string">
            <text:p>AA</text:p>
          </table:table-cell>
          <table:table-cell table:number-columns-repeated="1637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table:style-name="ce5" table:formula="of:=440 * POWER(2; ([.A58]-49)/12)" office:value-type="float" office:value="698.456462866008" calcext:value-type="float">
            <text:p>698.46</text:p>
          </table:table-cell>
          <table:table-cell table:style-name="ce5" table:formula="of:=[.$I$1]/(16*[.C58])" office:value-type="float" office:value="160.506783114278" calcext:value-type="float">
            <text:p>160.51</text:p>
          </table:table-cell>
          <table:table-cell table:style-name="ce7" table:formula="of:=DEC2HEX(BITAND([.D58];4095);3)" office:value-type="string" office:string-value="0A0" calcext:value-type="string">
            <text:p>0A0</text:p>
          </table:table-cell>
          <table:table-cell table:formula="of:=DEC2HEX(BITRSHIFT(BITAND(HEX2DEC([.E58]);3840);8);2)" office:value-type="string" office:string-value="00" calcext:value-type="string">
            <text:p>00</text:p>
          </table:table-cell>
          <table:table-cell table:formula="of:=DEC2HEX(BITAND(HEX2DEC([.E58]);255);2)" office:value-type="string" office:string-value="A0" calcext:value-type="string">
            <text:p>A0</text:p>
          </table:table-cell>
          <table:table-cell table:number-columns-repeated="1637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5#</text:p>
          </table:table-cell>
          <table:table-cell table:style-name="ce5" table:formula="of:=440 * POWER(2; ([.A59]-49)/12)" office:value-type="float" office:value="739.988845423269" calcext:value-type="float">
            <text:p>739.99</text:p>
          </table:table-cell>
          <table:table-cell table:style-name="ce5" table:formula="of:=[.$I$1]/(16*[.C59])" office:value-type="float" office:value="151.498229592739" calcext:value-type="float">
            <text:p>151.50</text:p>
          </table:table-cell>
          <table:table-cell table:style-name="ce7" table:formula="of:=DEC2HEX(BITAND([.D59];4095);3)" office:value-type="string" office:string-value="097" calcext:value-type="string">
            <text:p>097</text:p>
          </table:table-cell>
          <table:table-cell table:formula="of:=DEC2HEX(BITRSHIFT(BITAND(HEX2DEC([.E59]);3840);8);2)" office:value-type="string" office:string-value="00" calcext:value-type="string">
            <text:p>00</text:p>
          </table:table-cell>
          <table:table-cell table:formula="of:=DEC2HEX(BITAND(HEX2DEC([.E59]);255);2)" office:value-type="string" office:string-value="97" calcext:value-type="string">
            <text:p>97</text:p>
          </table:table-cell>
          <table:table-cell table:number-columns-repeated="1637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table:style-name="ce5" table:formula="of:=440 * POWER(2; ([.A60]-49)/12)" office:value-type="float" office:value="783.990871963499" calcext:value-type="float">
            <text:p>783.99</text:p>
          </table:table-cell>
          <table:table-cell table:style-name="ce5" table:formula="of:=[.$I$1]/(16*[.C60])" office:value-type="float" office:value="142.99528732934" calcext:value-type="float">
            <text:p>143.00</text:p>
          </table:table-cell>
          <table:table-cell table:style-name="ce7" table:formula="of:=DEC2HEX(BITAND([.D60];4095);3)" office:value-type="string" office:string-value="08E" calcext:value-type="string">
            <text:p>08E</text:p>
          </table:table-cell>
          <table:table-cell table:formula="of:=DEC2HEX(BITRSHIFT(BITAND(HEX2DEC([.E60]);3840);8);2)" office:value-type="string" office:string-value="00" calcext:value-type="string">
            <text:p>00</text:p>
          </table:table-cell>
          <table:table-cell table:formula="of:=DEC2HEX(BITAND(HEX2DEC([.E60]);255);2)" office:value-type="string" office:string-value="8E" calcext:value-type="string">
            <text:p>8E</text:p>
          </table:table-cell>
          <table:table-cell table:number-columns-repeated="1637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5#</text:p>
          </table:table-cell>
          <table:table-cell table:style-name="ce5" table:formula="of:=440 * POWER(2; ([.A61]-49)/12)" office:value-type="float" office:value="830.60939515989" calcext:value-type="float">
            <text:p>830.61</text:p>
          </table:table-cell>
          <table:table-cell table:style-name="ce5" table:formula="of:=[.$I$1]/(16*[.C61])" office:value-type="float" office:value="134.969578544702" calcext:value-type="float">
            <text:p>134.97</text:p>
          </table:table-cell>
          <table:table-cell table:style-name="ce7" table:formula="of:=DEC2HEX(BITAND([.D61];4095);3)" office:value-type="string" office:string-value="086" calcext:value-type="string">
            <text:p>086</text:p>
          </table:table-cell>
          <table:table-cell table:formula="of:=DEC2HEX(BITRSHIFT(BITAND(HEX2DEC([.E61]);3840);8);2)" office:value-type="string" office:string-value="00" calcext:value-type="string">
            <text:p>00</text:p>
          </table:table-cell>
          <table:table-cell table:formula="of:=DEC2HEX(BITAND(HEX2DEC([.E61]);255);2)" office:value-type="string" office:string-value="86" calcext:value-type="string">
            <text:p>86</text:p>
          </table:table-cell>
          <table:table-cell table:number-columns-repeated="1637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4" table:formula="of:=440 * POWER(2; ([.A62]-49)/12)" office:value-type="float" office:value="880" calcext:value-type="float">
            <text:p>880.00</text:p>
          </table:table-cell>
          <table:table-cell table:style-name="ce4" table:formula="of:=[.$I$1]/(16*[.C62])" office:value-type="float" office:value="127.394318181818" calcext:value-type="float">
            <text:p>127.39</text:p>
          </table:table-cell>
          <table:table-cell table:style-name="ce6" table:formula="of:=DEC2HEX(BITAND([.D62];4095);3)" office:value-type="string" office:string-value="07F" calcext:value-type="string">
            <text:p>07F</text:p>
          </table:table-cell>
          <table:table-cell table:style-name="ce2" table:formula="of:=DEC2HEX(BITRSHIFT(BITAND(HEX2DEC([.E62]);3840);8);2)" office:value-type="string" office:string-value="00" calcext:value-type="string">
            <text:p>00</text:p>
          </table:table-cell>
          <table:table-cell table:style-name="ce2" table:formula="of:=DEC2HEX(BITAND(HEX2DEC([.E62]);255);2)" office:value-type="string" office:string-value="7F" calcext:value-type="string">
            <text:p>7F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5#</text:p>
          </table:table-cell>
          <table:table-cell table:style-name="ce5" table:formula="of:=440 * POWER(2; ([.A63]-49)/12)" office:value-type="float" office:value="932.32752303618" calcext:value-type="float">
            <text:p>932.33</text:p>
          </table:table-cell>
          <table:table-cell table:style-name="ce5" table:formula="of:=[.$I$1]/(16*[.C63])" office:value-type="float" office:value="120.244224513417" calcext:value-type="float">
            <text:p>120.24</text:p>
          </table:table-cell>
          <table:table-cell table:style-name="ce7" table:formula="of:=DEC2HEX(BITAND([.D63];4095);3)" office:value-type="string" office:string-value="078" calcext:value-type="string">
            <text:p>078</text:p>
          </table:table-cell>
          <table:table-cell table:formula="of:=DEC2HEX(BITRSHIFT(BITAND(HEX2DEC([.E63]);3840);8);2)" office:value-type="string" office:string-value="00" calcext:value-type="string">
            <text:p>00</text:p>
          </table:table-cell>
          <table:table-cell table:formula="of:=DEC2HEX(BITAND(HEX2DEC([.E63]);255);2)" office:value-type="string" office:string-value="78" calcext:value-type="string">
            <text:p>78</text:p>
          </table:table-cell>
          <table:table-cell table:number-columns-repeated="1637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table:style-name="ce5" table:formula="of:=440 * POWER(2; ([.A64]-49)/12)" office:value-type="float" office:value="987.766602512248" calcext:value-type="float">
            <text:p>987.77</text:p>
          </table:table-cell>
          <table:table-cell table:style-name="ce5" table:formula="of:=[.$I$1]/(16*[.C64])" office:value-type="float" office:value="113.495434766544" calcext:value-type="float">
            <text:p>113.50</text:p>
          </table:table-cell>
          <table:table-cell table:style-name="ce7" table:formula="of:=DEC2HEX(BITAND([.D64];4095);3)" office:value-type="string" office:string-value="071" calcext:value-type="string">
            <text:p>071</text:p>
          </table:table-cell>
          <table:table-cell table:formula="of:=DEC2HEX(BITRSHIFT(BITAND(HEX2DEC([.E64]);3840);8);2)" office:value-type="string" office:string-value="00" calcext:value-type="string">
            <text:p>00</text:p>
          </table:table-cell>
          <table:table-cell table:formula="of:=DEC2HEX(BITAND(HEX2DEC([.E64]);255);2)" office:value-type="string" office:string-value="71" calcext:value-type="string">
            <text:p>71</text:p>
          </table:table-cell>
          <table:table-cell table:number-columns-repeated="1637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table:style-name="ce5" table:formula="of:=440 * POWER(2; ([.A65]-49)/12)" office:value-type="float" office:value="1046.50226120239" calcext:value-type="float">
            <text:p>1,046.50</text:p>
          </table:table-cell>
          <table:table-cell table:style-name="ce5" table:formula="of:=[.$I$1]/(16*[.C65])" office:value-type="float" office:value="107.125425482782" calcext:value-type="float">
            <text:p>107.13</text:p>
          </table:table-cell>
          <table:table-cell table:style-name="ce7" table:formula="of:=DEC2HEX(BITAND([.D65];4095);3)" office:value-type="string" office:string-value="06B" calcext:value-type="string">
            <text:p>06B</text:p>
          </table:table-cell>
          <table:table-cell table:formula="of:=DEC2HEX(BITRSHIFT(BITAND(HEX2DEC([.E65]);3840);8);2)" office:value-type="string" office:string-value="00" calcext:value-type="string">
            <text:p>00</text:p>
          </table:table-cell>
          <table:table-cell table:formula="of:=DEC2HEX(BITAND(HEX2DEC([.E65]);255);2)" office:value-type="string" office:string-value="6B" calcext:value-type="string">
            <text:p>6B</text:p>
          </table:table-cell>
          <table:table-cell table:number-columns-repeated="1637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6#</text:p>
          </table:table-cell>
          <table:table-cell table:style-name="ce5" table:formula="of:=440 * POWER(2; ([.A66]-49)/12)" office:value-type="float" office:value="1108.73052390749" calcext:value-type="float">
            <text:p>1,108.73</text:p>
          </table:table-cell>
          <table:table-cell table:style-name="ce5" table:formula="of:=[.$I$1]/(16*[.C66])" office:value-type="float" office:value="101.112937348295" calcext:value-type="float">
            <text:p>101.11</text:p>
          </table:table-cell>
          <table:table-cell table:style-name="ce7" table:formula="of:=DEC2HEX(BITAND([.D66];4095);3)" office:value-type="string" office:string-value="065" calcext:value-type="string">
            <text:p>065</text:p>
          </table:table-cell>
          <table:table-cell table:formula="of:=DEC2HEX(BITRSHIFT(BITAND(HEX2DEC([.E66]);3840);8);2)" office:value-type="string" office:string-value="00" calcext:value-type="string">
            <text:p>00</text:p>
          </table:table-cell>
          <table:table-cell table:formula="of:=DEC2HEX(BITAND(HEX2DEC([.E66]);255);2)" office:value-type="string" office:string-value="65" calcext:value-type="string">
            <text:p>65</text:p>
          </table:table-cell>
          <table:table-cell table:number-columns-repeated="1637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table:style-name="ce5" table:formula="of:=440 * POWER(2; ([.A67]-49)/12)" office:value-type="float" office:value="1174.65907166963" calcext:value-type="float">
            <text:p>1,174.66</text:p>
          </table:table-cell>
          <table:table-cell table:style-name="ce5" table:formula="of:=[.$I$1]/(16*[.C67])" office:value-type="float" office:value="95.4379042428489" calcext:value-type="float">
            <text:p>95.44</text:p>
          </table:table-cell>
          <table:table-cell table:style-name="ce7" table:formula="of:=DEC2HEX(BITAND([.D67];4095);3)" office:value-type="string" office:string-value="05F" calcext:value-type="string">
            <text:p>05F</text:p>
          </table:table-cell>
          <table:table-cell table:formula="of:=DEC2HEX(BITRSHIFT(BITAND(HEX2DEC([.E67]);3840);8);2)" office:value-type="string" office:string-value="00" calcext:value-type="string">
            <text:p>00</text:p>
          </table:table-cell>
          <table:table-cell table:formula="of:=DEC2HEX(BITAND(HEX2DEC([.E67]);255);2)" office:value-type="string" office:string-value="5F" calcext:value-type="string">
            <text:p>5F</text:p>
          </table:table-cell>
          <table:table-cell table:number-columns-repeated="1637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6#</text:p>
          </table:table-cell>
          <table:table-cell table:style-name="ce5" table:formula="of:=440 * POWER(2; ([.A68]-49)/12)" office:value-type="float" office:value="1244.50793488832" calcext:value-type="float">
            <text:p>1,244.51</text:p>
          </table:table-cell>
          <table:table-cell table:style-name="ce5" table:formula="of:=[.$I$1]/(16*[.C68])" office:value-type="float" office:value="90.0813862710003" calcext:value-type="float">
            <text:p>90.08</text:p>
          </table:table-cell>
          <table:table-cell table:style-name="ce7" table:formula="of:=DEC2HEX(BITAND([.D68];4095);3)" office:value-type="string" office:string-value="05A" calcext:value-type="string">
            <text:p>05A</text:p>
          </table:table-cell>
          <table:table-cell table:formula="of:=DEC2HEX(BITRSHIFT(BITAND(HEX2DEC([.E68]);3840);8);2)" office:value-type="string" office:string-value="00" calcext:value-type="string">
            <text:p>00</text:p>
          </table:table-cell>
          <table:table-cell table:formula="of:=DEC2HEX(BITAND(HEX2DEC([.E68]);255);2)" office:value-type="string" office:string-value="5A" calcext:value-type="string">
            <text:p>5A</text:p>
          </table:table-cell>
          <table:table-cell table:number-columns-repeated="1637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table:style-name="ce5" table:formula="of:=440 * POWER(2; ([.A69]-49)/12)" office:value-type="float" office:value="1318.51022765148" calcext:value-type="float">
            <text:p>1,318.51</text:p>
          </table:table-cell>
          <table:table-cell table:style-name="ce5" table:formula="of:=[.$I$1]/(16*[.C69])" office:value-type="float" office:value="85.0255065519546" calcext:value-type="float">
            <text:p>85.03</text:p>
          </table:table-cell>
          <table:table-cell table:style-name="ce7" table:formula="of:=DEC2HEX(BITAND([.D69];4095);3)" office:value-type="string" office:string-value="055" calcext:value-type="string">
            <text:p>055</text:p>
          </table:table-cell>
          <table:table-cell table:formula="of:=DEC2HEX(BITRSHIFT(BITAND(HEX2DEC([.E69]);3840);8);2)" office:value-type="string" office:string-value="00" calcext:value-type="string">
            <text:p>00</text:p>
          </table:table-cell>
          <table:table-cell table:formula="of:=DEC2HEX(BITAND(HEX2DEC([.E69]);255);2)" office:value-type="string" office:string-value="55" calcext:value-type="string">
            <text:p>55</text:p>
          </table:table-cell>
          <table:table-cell table:number-columns-repeated="1637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table:style-name="ce5" table:formula="of:=440 * POWER(2; ([.A70]-49)/12)" office:value-type="float" office:value="1396.91292573202" calcext:value-type="float">
            <text:p>1,396.91</text:p>
          </table:table-cell>
          <table:table-cell table:style-name="ce5" table:formula="of:=[.$I$1]/(16*[.C70])" office:value-type="float" office:value="80.2533915571389" calcext:value-type="float">
            <text:p>80.25</text:p>
          </table:table-cell>
          <table:table-cell table:style-name="ce7" table:formula="of:=DEC2HEX(BITAND([.D70];4095);3)" office:value-type="string" office:string-value="050" calcext:value-type="string">
            <text:p>050</text:p>
          </table:table-cell>
          <table:table-cell table:formula="of:=DEC2HEX(BITRSHIFT(BITAND(HEX2DEC([.E70]);3840);8);2)" office:value-type="string" office:string-value="00" calcext:value-type="string">
            <text:p>00</text:p>
          </table:table-cell>
          <table:table-cell table:formula="of:=DEC2HEX(BITAND(HEX2DEC([.E70]);255);2)" office:value-type="string" office:string-value="50" calcext:value-type="string">
            <text:p>50</text:p>
          </table:table-cell>
          <table:table-cell table:number-columns-repeated="1637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6#</text:p>
          </table:table-cell>
          <table:table-cell table:style-name="ce5" table:formula="of:=440 * POWER(2; ([.A71]-49)/12)" office:value-type="float" office:value="1479.97769084654" calcext:value-type="float">
            <text:p>1,479.98</text:p>
          </table:table-cell>
          <table:table-cell table:style-name="ce5" table:formula="of:=[.$I$1]/(16*[.C71])" office:value-type="float" office:value="75.7491147963693" calcext:value-type="float">
            <text:p>75.75</text:p>
          </table:table-cell>
          <table:table-cell table:style-name="ce7" table:formula="of:=DEC2HEX(BITAND([.D71];4095);3)" office:value-type="string" office:string-value="04B" calcext:value-type="string">
            <text:p>04B</text:p>
          </table:table-cell>
          <table:table-cell table:formula="of:=DEC2HEX(BITRSHIFT(BITAND(HEX2DEC([.E71]);3840);8);2)" office:value-type="string" office:string-value="00" calcext:value-type="string">
            <text:p>00</text:p>
          </table:table-cell>
          <table:table-cell table:formula="of:=DEC2HEX(BITAND(HEX2DEC([.E71]);255);2)" office:value-type="string" office:string-value="4B" calcext:value-type="string">
            <text:p>4B</text:p>
          </table:table-cell>
          <table:table-cell table:number-columns-repeated="1637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table:style-name="ce5" table:formula="of:=440 * POWER(2; ([.A72]-49)/12)" office:value-type="float" office:value="1567.981743927" calcext:value-type="float">
            <text:p>1,567.98</text:p>
          </table:table-cell>
          <table:table-cell table:style-name="ce5" table:formula="of:=[.$I$1]/(16*[.C72])" office:value-type="float" office:value="71.4976436646698" calcext:value-type="float">
            <text:p>71.50</text:p>
          </table:table-cell>
          <table:table-cell table:style-name="ce7" table:formula="of:=DEC2HEX(BITAND([.D72];4095);3)" office:value-type="string" office:string-value="047" calcext:value-type="string">
            <text:p>047</text:p>
          </table:table-cell>
          <table:table-cell table:formula="of:=DEC2HEX(BITRSHIFT(BITAND(HEX2DEC([.E72]);3840);8);2)" office:value-type="string" office:string-value="00" calcext:value-type="string">
            <text:p>00</text:p>
          </table:table-cell>
          <table:table-cell table:formula="of:=DEC2HEX(BITAND(HEX2DEC([.E72]);255);2)" office:value-type="string" office:string-value="47" calcext:value-type="string">
            <text:p>47</text:p>
          </table:table-cell>
          <table:table-cell table:number-columns-repeated="1637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6#</text:p>
          </table:table-cell>
          <table:table-cell table:style-name="ce5" table:formula="of:=440 * POWER(2; ([.A73]-49)/12)" office:value-type="float" office:value="1661.21879031978" calcext:value-type="float">
            <text:p>1,661.22</text:p>
          </table:table-cell>
          <table:table-cell table:style-name="ce5" table:formula="of:=[.$I$1]/(16*[.C73])" office:value-type="float" office:value="67.4847892723509" calcext:value-type="float">
            <text:p>67.48</text:p>
          </table:table-cell>
          <table:table-cell table:style-name="ce7" table:formula="of:=DEC2HEX(BITAND([.D73];4095);3)" office:value-type="string" office:string-value="043" calcext:value-type="string">
            <text:p>043</text:p>
          </table:table-cell>
          <table:table-cell table:formula="of:=DEC2HEX(BITRSHIFT(BITAND(HEX2DEC([.E73]);3840);8);2)" office:value-type="string" office:string-value="00" calcext:value-type="string">
            <text:p>00</text:p>
          </table:table-cell>
          <table:table-cell table:formula="of:=DEC2HEX(BITAND(HEX2DEC([.E73]);255);2)" office:value-type="string" office:string-value="43" calcext:value-type="string">
            <text:p>43</text:p>
          </table:table-cell>
          <table:table-cell table:number-columns-repeated="1637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4" table:formula="of:=440 * POWER(2; ([.A74]-49)/12)" office:value-type="float" office:value="1760" calcext:value-type="float">
            <text:p>1,760.00</text:p>
          </table:table-cell>
          <table:table-cell table:style-name="ce4" table:formula="of:=[.$I$1]/(16*[.C74])" office:value-type="float" office:value="63.6971590909091" calcext:value-type="float">
            <text:p>63.70</text:p>
          </table:table-cell>
          <table:table-cell table:style-name="ce6" table:formula="of:=DEC2HEX(BITAND([.D74];4095);3)" office:value-type="string" office:string-value="03F" calcext:value-type="string">
            <text:p>03F</text:p>
          </table:table-cell>
          <table:table-cell table:style-name="ce2" table:formula="of:=DEC2HEX(BITRSHIFT(BITAND(HEX2DEC([.E74]);3840);8);2)" office:value-type="string" office:string-value="00" calcext:value-type="string">
            <text:p>00</text:p>
          </table:table-cell>
          <table:table-cell table:style-name="ce2" table:formula="of:=DEC2HEX(BITAND(HEX2DEC([.E74]);255);2)" office:value-type="string" office:string-value="3F" calcext:value-type="string">
            <text:p>3F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6#</text:p>
          </table:table-cell>
          <table:table-cell table:style-name="ce5" table:formula="of:=440 * POWER(2; ([.A75]-49)/12)" office:value-type="float" office:value="1864.65504607236" calcext:value-type="float">
            <text:p>1,864.66</text:p>
          </table:table-cell>
          <table:table-cell table:style-name="ce5" table:formula="of:=[.$I$1]/(16*[.C75])" office:value-type="float" office:value="60.1221122567083" calcext:value-type="float">
            <text:p>60.12</text:p>
          </table:table-cell>
          <table:table-cell table:style-name="ce7" table:formula="of:=DEC2HEX(BITAND([.D75];4095);3)" office:value-type="string" office:string-value="03C" calcext:value-type="string">
            <text:p>03C</text:p>
          </table:table-cell>
          <table:table-cell table:formula="of:=DEC2HEX(BITRSHIFT(BITAND(HEX2DEC([.E75]);3840);8);2)" office:value-type="string" office:string-value="00" calcext:value-type="string">
            <text:p>00</text:p>
          </table:table-cell>
          <table:table-cell table:formula="of:=DEC2HEX(BITAND(HEX2DEC([.E75]);255);2)" office:value-type="string" office:string-value="3C" calcext:value-type="string">
            <text:p>3C</text:p>
          </table:table-cell>
          <table:table-cell table:number-columns-repeated="1637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table:style-name="ce5" table:formula="of:=440 * POWER(2; ([.A76]-49)/12)" office:value-type="float" office:value="1975.5332050245" calcext:value-type="float">
            <text:p>1,975.53</text:p>
          </table:table-cell>
          <table:table-cell table:style-name="ce5" table:formula="of:=[.$I$1]/(16*[.C76])" office:value-type="float" office:value="56.7477173832722" calcext:value-type="float">
            <text:p>56.75</text:p>
          </table:table-cell>
          <table:table-cell table:style-name="ce7" table:formula="of:=DEC2HEX(BITAND([.D76];4095);3)" office:value-type="string" office:string-value="038" calcext:value-type="string">
            <text:p>038</text:p>
          </table:table-cell>
          <table:table-cell table:formula="of:=DEC2HEX(BITRSHIFT(BITAND(HEX2DEC([.E76]);3840);8);2)" office:value-type="string" office:string-value="00" calcext:value-type="string">
            <text:p>00</text:p>
          </table:table-cell>
          <table:table-cell table:formula="of:=DEC2HEX(BITAND(HEX2DEC([.E76]);255);2)" office:value-type="string" office:string-value="38" calcext:value-type="string">
            <text:p>38</text:p>
          </table:table-cell>
          <table:table-cell table:number-columns-repeated="1637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table:style-name="ce5" table:formula="of:=440 * POWER(2; ([.A77]-49)/12)" office:value-type="float" office:value="2093.00452240479" calcext:value-type="float">
            <text:p>2,093.00</text:p>
          </table:table-cell>
          <table:table-cell table:style-name="ce5" table:formula="of:=[.$I$1]/(16*[.C77])" office:value-type="float" office:value="53.562712741391" calcext:value-type="float">
            <text:p>53.56</text:p>
          </table:table-cell>
          <table:table-cell table:style-name="ce7" table:formula="of:=DEC2HEX(BITAND([.D77];4095);3)" office:value-type="string" office:string-value="035" calcext:value-type="string">
            <text:p>035</text:p>
          </table:table-cell>
          <table:table-cell table:formula="of:=DEC2HEX(BITRSHIFT(BITAND(HEX2DEC([.E77]);3840);8);2)" office:value-type="string" office:string-value="00" calcext:value-type="string">
            <text:p>00</text:p>
          </table:table-cell>
          <table:table-cell table:formula="of:=DEC2HEX(BITAND(HEX2DEC([.E77]);255);2)" office:value-type="string" office:string-value="35" calcext:value-type="string">
            <text:p>35</text:p>
          </table:table-cell>
          <table:table-cell table:number-columns-repeated="1637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7#</text:p>
          </table:table-cell>
          <table:table-cell table:style-name="ce5" table:formula="of:=440 * POWER(2; ([.A78]-49)/12)" office:value-type="float" office:value="2217.46104781498" calcext:value-type="float">
            <text:p>2,217.46</text:p>
          </table:table-cell>
          <table:table-cell table:style-name="ce5" table:formula="of:=[.$I$1]/(16*[.C78])" office:value-type="float" office:value="50.5564686741474" calcext:value-type="float">
            <text:p>50.56</text:p>
          </table:table-cell>
          <table:table-cell table:style-name="ce7" table:formula="of:=DEC2HEX(BITAND([.D78];4095);3)" office:value-type="string" office:string-value="032" calcext:value-type="string">
            <text:p>032</text:p>
          </table:table-cell>
          <table:table-cell table:formula="of:=DEC2HEX(BITRSHIFT(BITAND(HEX2DEC([.E78]);3840);8);2)" office:value-type="string" office:string-value="00" calcext:value-type="string">
            <text:p>00</text:p>
          </table:table-cell>
          <table:table-cell table:formula="of:=DEC2HEX(BITAND(HEX2DEC([.E78]);255);2)" office:value-type="string" office:string-value="32" calcext:value-type="string">
            <text:p>32</text:p>
          </table:table-cell>
          <table:table-cell table:number-columns-repeated="1637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table:style-name="ce5" table:formula="of:=440 * POWER(2; ([.A79]-49)/12)" office:value-type="float" office:value="2349.31814333926" calcext:value-type="float">
            <text:p>2,349.32</text:p>
          </table:table-cell>
          <table:table-cell table:style-name="ce5" table:formula="of:=[.$I$1]/(16*[.C79])" office:value-type="float" office:value="47.7189521214245" calcext:value-type="float">
            <text:p>47.72</text:p>
          </table:table-cell>
          <table:table-cell table:style-name="ce7" table:formula="of:=DEC2HEX(BITAND([.D79];4095);3)" office:value-type="string" office:string-value="02F" calcext:value-type="string">
            <text:p>02F</text:p>
          </table:table-cell>
          <table:table-cell table:formula="of:=DEC2HEX(BITRSHIFT(BITAND(HEX2DEC([.E79]);3840);8);2)" office:value-type="string" office:string-value="00" calcext:value-type="string">
            <text:p>00</text:p>
          </table:table-cell>
          <table:table-cell table:formula="of:=DEC2HEX(BITAND(HEX2DEC([.E79]);255);2)" office:value-type="string" office:string-value="2F" calcext:value-type="string">
            <text:p>2F</text:p>
          </table:table-cell>
          <table:table-cell table:number-columns-repeated="1637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D7#</text:p>
          </table:table-cell>
          <table:table-cell table:style-name="ce5" table:formula="of:=440 * POWER(2; ([.A80]-49)/12)" office:value-type="float" office:value="2489.01586977665" calcext:value-type="float">
            <text:p>2,489.02</text:p>
          </table:table-cell>
          <table:table-cell table:style-name="ce5" table:formula="of:=[.$I$1]/(16*[.C80])" office:value-type="float" office:value="45.0406931355002" calcext:value-type="float">
            <text:p>45.04</text:p>
          </table:table-cell>
          <table:table-cell table:style-name="ce7" table:formula="of:=DEC2HEX(BITAND([.D80];4095);3)" office:value-type="string" office:string-value="02D" calcext:value-type="string">
            <text:p>02D</text:p>
          </table:table-cell>
          <table:table-cell table:formula="of:=DEC2HEX(BITRSHIFT(BITAND(HEX2DEC([.E80]);3840);8);2)" office:value-type="string" office:string-value="00" calcext:value-type="string">
            <text:p>00</text:p>
          </table:table-cell>
          <table:table-cell table:formula="of:=DEC2HEX(BITAND(HEX2DEC([.E80]);255);2)" office:value-type="string" office:string-value="2D" calcext:value-type="string">
            <text:p>2D</text:p>
          </table:table-cell>
          <table:table-cell table:number-columns-repeated="1637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table:style-name="ce5" table:formula="of:=440 * POWER(2; ([.A81]-49)/12)" office:value-type="float" office:value="2637.02045530296" calcext:value-type="float">
            <text:p>2,637.02</text:p>
          </table:table-cell>
          <table:table-cell table:style-name="ce5" table:formula="of:=[.$I$1]/(16*[.C81])" office:value-type="float" office:value="42.5127532759773" calcext:value-type="float">
            <text:p>42.51</text:p>
          </table:table-cell>
          <table:table-cell table:style-name="ce7" table:formula="of:=DEC2HEX(BITAND([.D81];4095);3)" office:value-type="string" office:string-value="02A" calcext:value-type="string">
            <text:p>02A</text:p>
          </table:table-cell>
          <table:table-cell table:formula="of:=DEC2HEX(BITRSHIFT(BITAND(HEX2DEC([.E81]);3840);8);2)" office:value-type="string" office:string-value="00" calcext:value-type="string">
            <text:p>00</text:p>
          </table:table-cell>
          <table:table-cell table:formula="of:=DEC2HEX(BITAND(HEX2DEC([.E81]);255);2)" office:value-type="string" office:string-value="2A" calcext:value-type="string">
            <text:p>2A</text:p>
          </table:table-cell>
          <table:table-cell table:number-columns-repeated="1637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table:style-name="ce5" table:formula="of:=440 * POWER(2; ([.A82]-49)/12)" office:value-type="float" office:value="2793.82585146403" calcext:value-type="float">
            <text:p>2,793.83</text:p>
          </table:table-cell>
          <table:table-cell table:style-name="ce5" table:formula="of:=[.$I$1]/(16*[.C82])" office:value-type="float" office:value="40.1266957785695" calcext:value-type="float">
            <text:p>40.13</text:p>
          </table:table-cell>
          <table:table-cell table:style-name="ce7" table:formula="of:=DEC2HEX(BITAND([.D82];4095);3)" office:value-type="string" office:string-value="028" calcext:value-type="string">
            <text:p>028</text:p>
          </table:table-cell>
          <table:table-cell table:formula="of:=DEC2HEX(BITRSHIFT(BITAND(HEX2DEC([.E82]);3840);8);2)" office:value-type="string" office:string-value="00" calcext:value-type="string">
            <text:p>00</text:p>
          </table:table-cell>
          <table:table-cell table:formula="of:=DEC2HEX(BITAND(HEX2DEC([.E82]);255);2)" office:value-type="string" office:string-value="28" calcext:value-type="string">
            <text:p>28</text:p>
          </table:table-cell>
          <table:table-cell table:number-columns-repeated="1637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7#</text:p>
          </table:table-cell>
          <table:table-cell table:style-name="ce5" table:formula="of:=440 * POWER(2; ([.A83]-49)/12)" office:value-type="float" office:value="2959.95538169308" calcext:value-type="float">
            <text:p>2,959.96</text:p>
          </table:table-cell>
          <table:table-cell table:style-name="ce5" table:formula="of:=[.$I$1]/(16*[.C83])" office:value-type="float" office:value="37.8745573981847" calcext:value-type="float">
            <text:p>37.87</text:p>
          </table:table-cell>
          <table:table-cell table:style-name="ce7" table:formula="of:=DEC2HEX(BITAND([.D83];4095);3)" office:value-type="string" office:string-value="025" calcext:value-type="string">
            <text:p>025</text:p>
          </table:table-cell>
          <table:table-cell table:formula="of:=DEC2HEX(BITRSHIFT(BITAND(HEX2DEC([.E83]);3840);8);2)" office:value-type="string" office:string-value="00" calcext:value-type="string">
            <text:p>00</text:p>
          </table:table-cell>
          <table:table-cell table:formula="of:=DEC2HEX(BITAND(HEX2DEC([.E83]);255);2)" office:value-type="string" office:string-value="25" calcext:value-type="string">
            <text:p>25</text:p>
          </table:table-cell>
          <table:table-cell table:number-columns-repeated="1637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table:style-name="ce5" table:formula="of:=440 * POWER(2; ([.A84]-49)/12)" office:value-type="float" office:value="3135.96348785399" calcext:value-type="float">
            <text:p>3,135.96</text:p>
          </table:table-cell>
          <table:table-cell table:style-name="ce5" table:formula="of:=[.$I$1]/(16*[.C84])" office:value-type="float" office:value="35.7488218323349" calcext:value-type="float">
            <text:p>35.75</text:p>
          </table:table-cell>
          <table:table-cell table:style-name="ce7" table:formula="of:=DEC2HEX(BITAND([.D84];4095);3)" office:value-type="string" office:string-value="023" calcext:value-type="string">
            <text:p>023</text:p>
          </table:table-cell>
          <table:table-cell table:formula="of:=DEC2HEX(BITRSHIFT(BITAND(HEX2DEC([.E84]);3840);8);2)" office:value-type="string" office:string-value="00" calcext:value-type="string">
            <text:p>00</text:p>
          </table:table-cell>
          <table:table-cell table:formula="of:=DEC2HEX(BITAND(HEX2DEC([.E84]);255);2)" office:value-type="string" office:string-value="23" calcext:value-type="string">
            <text:p>23</text:p>
          </table:table-cell>
          <table:table-cell table:number-columns-repeated="1637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G7#</text:p>
          </table:table-cell>
          <table:table-cell table:style-name="ce5" table:formula="of:=440 * POWER(2; ([.A85]-49)/12)" office:value-type="float" office:value="3322.43758063956" calcext:value-type="float">
            <text:p>3,322.44</text:p>
          </table:table-cell>
          <table:table-cell table:style-name="ce5" table:formula="of:=[.$I$1]/(16*[.C85])" office:value-type="float" office:value="33.7423946361754" calcext:value-type="float">
            <text:p>33.74</text:p>
          </table:table-cell>
          <table:table-cell table:style-name="ce7" table:formula="of:=DEC2HEX(BITAND([.D85];4095);3)" office:value-type="string" office:string-value="021" calcext:value-type="string">
            <text:p>021</text:p>
          </table:table-cell>
          <table:table-cell table:formula="of:=DEC2HEX(BITRSHIFT(BITAND(HEX2DEC([.E85]);3840);8);2)" office:value-type="string" office:string-value="00" calcext:value-type="string">
            <text:p>00</text:p>
          </table:table-cell>
          <table:table-cell table:formula="of:=DEC2HEX(BITAND(HEX2DEC([.E85]);255);2)" office:value-type="string" office:string-value="21" calcext:value-type="string">
            <text:p>21</text:p>
          </table:table-cell>
          <table:table-cell table:number-columns-repeated="1637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4" table:formula="of:=440 * POWER(2; ([.A86]-49)/12)" office:value-type="float" office:value="3520" calcext:value-type="float">
            <text:p>3,520.00</text:p>
          </table:table-cell>
          <table:table-cell table:style-name="ce4" table:formula="of:=[.$I$1]/(16*[.C86])" office:value-type="float" office:value="31.8485795454545" calcext:value-type="float">
            <text:p>31.85</text:p>
          </table:table-cell>
          <table:table-cell table:style-name="ce6" table:formula="of:=DEC2HEX(BITAND([.D86];4095);3)" office:value-type="string" office:string-value="01F" calcext:value-type="string">
            <text:p>01F</text:p>
          </table:table-cell>
          <table:table-cell table:style-name="ce2" table:formula="of:=DEC2HEX(BITRSHIFT(BITAND(HEX2DEC([.E86]);3840);8);2)" office:value-type="string" office:string-value="00" calcext:value-type="string">
            <text:p>00</text:p>
          </table:table-cell>
          <table:table-cell table:style-name="ce2" table:formula="of:=DEC2HEX(BITAND(HEX2DEC([.E86]);255);2)" office:value-type="string" office:string-value="1F" calcext:value-type="string">
            <text:p>1F</text:p>
          </table:table-cell>
          <table:table-cell table:style-name="ce8" table:number-columns-repeated="3"/>
          <table:table-cell table:number-columns-repeated="2"/>
          <table:table-cell table:style-name="ce8" table:number-columns-repeated="1637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7#</text:p>
          </table:table-cell>
          <table:table-cell table:style-name="ce5" table:formula="of:=440 * POWER(2; ([.A87]-49)/12)" office:value-type="float" office:value="3729.31009214472" calcext:value-type="float">
            <text:p>3,729.31</text:p>
          </table:table-cell>
          <table:table-cell table:style-name="ce5" table:formula="of:=[.$I$1]/(16*[.C87])" office:value-type="float" office:value="30.0610561283542" calcext:value-type="float">
            <text:p>30.06</text:p>
          </table:table-cell>
          <table:table-cell table:style-name="ce7" table:formula="of:=DEC2HEX(BITAND([.D87];4095);3)" office:value-type="string" office:string-value="01E" calcext:value-type="string">
            <text:p>01E</text:p>
          </table:table-cell>
          <table:table-cell table:formula="of:=DEC2HEX(BITRSHIFT(BITAND(HEX2DEC([.E87]);3840);8);2)" office:value-type="string" office:string-value="00" calcext:value-type="string">
            <text:p>00</text:p>
          </table:table-cell>
          <table:table-cell table:formula="of:=DEC2HEX(BITAND(HEX2DEC([.E87]);255);2)" office:value-type="string" office:string-value="1E" calcext:value-type="string">
            <text:p>1E</text:p>
          </table:table-cell>
          <table:table-cell table:number-columns-repeated="1637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table:style-name="ce5" table:formula="of:=440 * POWER(2; ([.A88]-49)/12)" office:value-type="float" office:value="3951.06641004899" calcext:value-type="float">
            <text:p>3,951.07</text:p>
          </table:table-cell>
          <table:table-cell table:style-name="ce5" table:formula="of:=[.$I$1]/(16*[.C88])" office:value-type="float" office:value="28.3738586916361" calcext:value-type="float">
            <text:p>28.37</text:p>
          </table:table-cell>
          <table:table-cell table:style-name="ce7" table:formula="of:=DEC2HEX(BITAND([.D88];4095);3)" office:value-type="string" office:string-value="01C" calcext:value-type="string">
            <text:p>01C</text:p>
          </table:table-cell>
          <table:table-cell table:formula="of:=DEC2HEX(BITRSHIFT(BITAND(HEX2DEC([.E88]);3840);8);2)" office:value-type="string" office:string-value="00" calcext:value-type="string">
            <text:p>00</text:p>
          </table:table-cell>
          <table:table-cell table:formula="of:=DEC2HEX(BITAND(HEX2DEC([.E88]);255);2)" office:value-type="string" office:string-value="1C" calcext:value-type="string">
            <text:p>1C</text:p>
          </table:table-cell>
          <table:table-cell table:number-columns-repeated="1637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table:style-name="ce5" table:formula="of:=440 * POWER(2; ([.A89]-49)/12)" office:value-type="float" office:value="4186.00904480958" calcext:value-type="float">
            <text:p>4,186.01</text:p>
          </table:table-cell>
          <table:table-cell table:style-name="ce5" table:formula="of:=[.$I$1]/(16*[.C89])" office:value-type="float" office:value="26.7813563706955" calcext:value-type="float">
            <text:p>26.78</text:p>
          </table:table-cell>
          <table:table-cell table:style-name="ce7" table:formula="of:=DEC2HEX(BITAND([.D89];4095);3)" office:value-type="string" office:string-value="01A" calcext:value-type="string">
            <text:p>01A</text:p>
          </table:table-cell>
          <table:table-cell table:formula="of:=DEC2HEX(BITRSHIFT(BITAND(HEX2DEC([.E89]);3840);8);2)" office:value-type="string" office:string-value="00" calcext:value-type="string">
            <text:p>00</text:p>
          </table:table-cell>
          <table:table-cell table:formula="of:=DEC2HEX(BITAND(HEX2DEC([.E89]);255);2)" office:value-type="string" office:string-value="1A" calcext:value-type="string">
            <text:p>1A</text:p>
          </table:table-cell>
          <table:table-cell table:number-columns-repeated="16376"/>
        </table:table-row>
        <table:table-row table:style-name="ro2" table:number-rows-repeated="1048486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7T21:13:31.812000000</meta:creation-date>
    <dc:date>2025-09-27T22:08:10.417000000</dc:date>
    <meta:editing-duration>PT54M37S</meta:editing-duration>
    <meta:editing-cycles>4</meta:editing-cycles>
    <meta:generator>LibreOffice/7.5.4.2$Windows_X86_64 LibreOffice_project/36ccfdc35048b057fd9854c757a8b67ec53977b6</meta:generator>
    <meta:document-statistic meta:table-count="1" meta:cell-count="626" meta:object-count="0"/>
  </office:meta>
</office:document-meta>
</file>